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3102in"/>
    </style:style>
    <style:style style:name="co34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5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1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3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0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1]^(1/[.$C$43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6]*[$globals.$C$37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6]*[$globals.$C$37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4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6]*[$globals.$C$37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4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6]*[$globals.$C$37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4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6]*[$globals.$C$37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4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6]*[$globals.$C$37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4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6]*[$globals.$C$37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6]*[$globals.$C$37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4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6]*[$globals.$C$37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4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6]*[$globals.$C$37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4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6]*[$globals.$C$37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4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6]*[$globals.$C$37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4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6]*[$globals.$C$37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6]*[$globals.$C$37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4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6]*[$globals.$C$37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4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6]*[$globals.$C$37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4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6]*[$globals.$C$37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4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6]*[$globals.$C$37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4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Rocket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6]*[$globals.$C$37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Rocket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6]*[$globals.$C$37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4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Rocket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6]*[$globals.$C$37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4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Rocket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6]*[$globals.$C$37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4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Rocket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6]*[$globals.$C$37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4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Rocket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6]*[$globals.$C$37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4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6]*[$globals.$C$37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6]*[$globals.$C$37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4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6]*[$globals.$C$37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4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6]*[$globals.$C$37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4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6]*[$globals.$C$37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4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6]*[$globals.$C$37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4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6]*[$globals.$C$47]" office:value-type="float" office:value="846.05403901271">
            <text:p>846.05</text:p>
          </table:table-cell>
          <table:table-cell/>
          <table:table-cell table:formula="oooc:=[$globals.$C$46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6]*[$globals.$C$47]" office:value-type="float" office:value="4904.30439930731">
            <text:p>4904.3</text:p>
          </table:table-cell>
          <table:table-cell/>
          <table:table-cell table:formula="oooc:=[.H3]*[$globals.$C$44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6]*[$globals.$C$47]" office:value-type="float" office:value="28428.6824859703">
            <text:p>28428.68</text:p>
          </table:table-cell>
          <table:table-cell/>
          <table:table-cell table:formula="oooc:=[.H4]*[$globals.$C$44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6]*[$globals.$C$47]" office:value-type="float" office:value="164791.970906672">
            <text:p>164791.97</text:p>
          </table:table-cell>
          <table:table-cell/>
          <table:table-cell table:formula="oooc:=[.H5]*[$globals.$C$44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6]*[$globals.$C$47]" office:value-type="float" office:value="955246.297070123">
            <text:p>955246.3</text:p>
          </table:table-cell>
          <table:table-cell/>
          <table:table-cell table:formula="oooc:=[.H6]*[$globals.$C$44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6]*[$globals.$C$47]" office:value-type="float" office:value="5537256.96128098">
            <text:p>5537256.96</text:p>
          </table:table-cell>
          <table:table-cell/>
          <table:table-cell table:formula="oooc:=[.H7]*[$globals.$C$44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6]*[$globals.$C$47]" office:value-type="float" office:value="32097705.8474836">
            <text:p>32097705.85</text:p>
          </table:table-cell>
          <table:table-cell/>
          <table:table-cell table:formula="oooc:=[.H8]*[$globals.$C$44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6]*[$globals.$C$47]" office:value-type="float" office:value="186060124.692722">
            <text:p>186060124.69</text:p>
          </table:table-cell>
          <table:table-cell/>
          <table:table-cell table:formula="oooc:=[.H9]*[$globals.$C$44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6]*[$globals.$C$47]" office:value-type="float" office:value="1078530975.55211">
            <text:p>1078530975.55</text:p>
          </table:table-cell>
          <table:table-cell/>
          <table:table-cell table:formula="oooc:=[.H10]*[$globals.$C$44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6]*[$globals.$C$47]" office:value-type="float" office:value="6251898772.75671">
            <text:p>6251898772.76</text:p>
          </table:table-cell>
          <table:table-cell/>
          <table:table-cell table:formula="oooc:=[.H11]*[$globals.$C$44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6]*[$globals.$C$47]" office:value-type="float" office:value="36240255635.4844">
            <text:p>36240255635.48</text:p>
          </table:table-cell>
          <table:table-cell/>
          <table:table-cell table:formula="oooc:=[.H12]*[$globals.$C$44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6]*[$globals.$C$47]" office:value-type="float" office:value="210073159573.271">
            <text:p>210073159573.27</text:p>
          </table:table-cell>
          <table:table-cell/>
          <table:table-cell table:formula="oooc:=[.H13]*[$globals.$C$44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7]*[$globals.$C$23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7]*[$globals.$C$23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7]*[$globals.$C$23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7]*[$globals.$C$23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7]*[$globals.$C$23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7]*[$globals.$C$23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7]*[$globals.$C$23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7]*[$globals.$C$23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7]*[$globals.$C$23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7]*[$globals.$C$23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7]*[$globals.$C$23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7]*[$globals.$C$23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7]*[$globals.$C$23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7]*[$globals.$C$23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7]*[$globals.$C$23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7]*[$globals.$C$23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7]*[$globals.$C$23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7]*[$globals.$C$23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7]*[$globals.$C$23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7]*[$globals.$C$23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7]*[$globals.$C$23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7]*[$globals.$C$23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7]*[$globals.$C$23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7]*[$globals.$C$23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7]*[$globals.$C$23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7]*[$globals.$C$23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7]*[$globals.$C$23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7]*[$globals.$C$23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7]*[$globals.$C$23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7]*[$globals.$C$23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7]*[$globals.$C$23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7]*[$globals.$C$23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7]*[$globals.$C$23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7]*[$globals.$C$23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7]*[$globals.$C$23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7]*[$globals.$C$23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7]*[$globals.$C$23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7]*[$globals.$C$23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7]*[$globals.$C$23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7]*[$globals.$C$23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7]*[$globals.$C$23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7]*[$globals.$C$23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7]*[$globals.$C$23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7]*[$globals.$C$23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7]*[$globals.$C$23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7]*[$globals.$C$23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7]*[$globals.$C$23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7]*[$globals.$C$23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7]*[$globals.$C$23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7]*[$globals.$C$23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7]*[$globals.$C$23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7]*[$globals.$C$23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7]*[$globals.$C$23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7]*[$globals.$C$23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7]*[$globals.$C$23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7]*[$globals.$C$23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7]*[$globals.$C$23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7]*[$globals.$C$23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7]*[$globals.$C$23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7]*[$globals.$C$23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7]*[$globals.$C$23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7]*[$globals.$C$23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7]*[$globals.$C$23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7]*[$globals.$C$23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7]*[$globals.$C$23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7]*[$globals.$C$23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7]*[$globals.$C$23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7]*[$globals.$C$23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7]*[$globals.$C$23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7]*[$globals.$C$23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7]*[$globals.$C$23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7]*[$globals.$C$23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7]*[$globals.$C$23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7]*[$globals.$C$23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7]*[$globals.$C$23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7]*[$globals.$C$23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7]*[$globals.$C$23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7]*[$globals.$C$23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7]*[$globals.$C$23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7]*[$globals.$C$23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7]*[$globals.$C$23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7]*[$globals.$C$23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7]*[$globals.$C$23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7]*[$globals.$C$23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10">
            <text:p>110</text:p>
          </table:table-cell>
          <table:table-cell table:formula="oooc:=CEILING(([.P5]-[.S5]/2);[.S5])" office:value-type="float" office:value="4.5">
            <text:p>4.5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5">
            <text:p>0.6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3">
            <text:p>13</text:p>
          </table:table-cell>
          <table:table-cell table:formula="oooc:=[.W4]/[.K5]" office:value-type="float" office:value="61.5384615384615">
            <text:p>61.54</text:p>
          </table:table-cell>
          <table:table-cell table:formula="oooc:=([.D5]/[.C5])/([.P5]/[.O5])" office:value-type="float" office:value="0.999020454545455">
            <text:p>1</text:p>
          </table:table-cell>
          <table:table-cell/>
          <table:table-cell table:formula="oooc:=[.G5]^[$globals.$C$17]*[$globals.$C$23]/[.P5]*[.I5]*[.U5]" office:value-type="float" office:value="110.5">
            <text:p>110.5</text:p>
          </table:table-cell>
          <table:table-cell table:formula="oooc:=[.Q5]/[.F5]" office:value-type="float" office:value="4.52488687782805">
            <text:p>4.52</text:p>
          </table:table-cell>
          <table:table-cell table:formula="oooc:=[.G5]/[.H5]" office:value-type="float" office:value="7.69230769230769">
            <text:p>7.6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70">
            <text:p>170</text:p>
          </table:table-cell>
          <table:table-cell table:formula="oooc:=CEILING(([.P6]-[.S6]/2);[.S6])" office:value-type="float" office:value="5.7">
            <text:p>5.7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0.65">
            <text:p>0.6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0.1066721171093">
            <text:p>20.11</text:p>
          </table:table-cell>
          <table:table-cell table:formula="oooc:=[.W4]/[.K6]" office:value-type="float" office:value="39.7877876229582">
            <text:p>39.79</text:p>
          </table:table-cell>
          <table:table-cell table:formula="oooc:=([.D6]/[.C6])/([.P6]/[.O6])" office:value-type="float" office:value="1.00046213741435">
            <text:p>1</text:p>
          </table:table-cell>
          <table:table-cell/>
          <table:table-cell table:formula="oooc:=[.G6]^[$globals.$C$17]*[$globals.$C$23]/[.P6]*[.I6]*[.U6]" office:value-type="float" office:value="170.906712995429">
            <text:p>170.91</text:p>
          </table:table-cell>
          <table:table-cell table:formula="oooc:=[.Q6]/[.F6]" office:value-type="float" office:value="5.72775454370128">
            <text:p>5.73</text:p>
          </table:table-cell>
          <table:table-cell table:formula="oooc:=[.G6]/[.H6]" office:value-type="float" office:value="9.73718272429218">
            <text:p>9.7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60">
            <text:p>260</text:p>
          </table:table-cell>
          <table:table-cell table:formula="oooc:=CEILING(([.P7]-[.S7]/2);[.S7])" office:value-type="float" office:value="7.3">
            <text:p>7.3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0.65">
            <text:p>0.6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31.0983279711493">
            <text:p>31.1</text:p>
          </table:table-cell>
          <table:table-cell table:formula="oooc:=[.W4]/[.K7]" office:value-type="float" office:value="25.7248557138564">
            <text:p>25.72</text:p>
          </table:table-cell>
          <table:table-cell table:formula="oooc:=([.D7]/[.C7])/([.P7]/[.O7])" office:value-type="float" office:value="1.02363330243104">
            <text:p>1.02</text:p>
          </table:table-cell>
          <table:table-cell/>
          <table:table-cell table:formula="oooc:=[.G7]^[$globals.$C$17]*[$globals.$C$23]/[.P7]*[.I7]*[.U7]" office:value-type="float" office:value="264.335787754769">
            <text:p>264.34</text:p>
          </table:table-cell>
          <table:table-cell table:formula="oooc:=[.Q7]/[.F7]" office:value-type="float" office:value="7.25038503694884">
            <text:p>7.25</text:p>
          </table:table-cell>
          <table:table-cell table:formula="oooc:=[.G7]/[.H7]" office:value-type="float" office:value="12.325654562813">
            <text:p>12.33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410">
            <text:p>410</text:p>
          </table:table-cell>
          <table:table-cell table:formula="oooc:=CEILING(([.P8]-[.S8]/2);[.S8])" office:value-type="float" office:value="9.2">
            <text:p>9.2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0.65">
            <text:p>0.6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8.0987603004791">
            <text:p>48.1</text:p>
          </table:table-cell>
          <table:table-cell table:formula="oooc:=[.W4]/[.K8]" office:value-type="float" office:value="16.6324453063301">
            <text:p>16.63</text:p>
          </table:table-cell>
          <table:table-cell table:formula="oooc:=([.D8]/[.C8])/([.P8]/[.O8])" office:value-type="float" office:value="0.999583402785032">
            <text:p>1</text:p>
          </table:table-cell>
          <table:table-cell/>
          <table:table-cell table:formula="oooc:=[.G8]^[$globals.$C$17]*[$globals.$C$23]/[.P8]*[.I8]*[.U8]" office:value-type="float" office:value="408.839462554073">
            <text:p>408.84</text:p>
          </table:table-cell>
          <table:table-cell table:formula="oooc:=[.Q8]/[.F8]" office:value-type="float" office:value="9.17778211041182">
            <text:p>9.18</text:p>
          </table:table-cell>
          <table:table-cell table:formula="oooc:=[.G8]/[.H8]" office:value-type="float" office:value="15.6022295877001">
            <text:p>15.6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630">
            <text:p>630</text:p>
          </table:table-cell>
          <table:table-cell table:formula="oooc:=CEILING(([.P9]-[.S9]/2);[.S9])" office:value-type="float" office:value="12">
            <text:p>12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0.65">
            <text:p>0.6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74.3927694308591">
            <text:p>74.39</text:p>
          </table:table-cell>
          <table:table-cell table:formula="oooc:=[.W4]/[.K9]" office:value-type="float" office:value="10.7537332743543">
            <text:p>10.75</text:p>
          </table:table-cell>
          <table:table-cell table:formula="oooc:=([.D9]/[.C9])/([.P9]/[.O9])" office:value-type="float" office:value="1.03675451118257">
            <text:p>1.04</text:p>
          </table:table-cell>
          <table:table-cell/>
          <table:table-cell table:formula="oooc:=[.G9]^[$globals.$C$17]*[$globals.$C$23]/[.P9]*[.I9]*[.U9]" office:value-type="float" office:value="632.338540162302">
            <text:p>632.34</text:p>
          </table:table-cell>
          <table:table-cell table:formula="oooc:=[.Q9]/[.F9]" office:value-type="float" office:value="11.6175463836666">
            <text:p>11.62</text:p>
          </table:table-cell>
          <table:table-cell table:formula="oooc:=[.G9]/[.H9]" office:value-type="float" office:value="19.7498288522332">
            <text:p>19.75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80">
            <text:p>980</text:p>
          </table:table-cell>
          <table:table-cell table:formula="oooc:=CEILING(([.P10]-[.S10]/2);[.S10])" office:value-type="float" office:value="15">
            <text:p>15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0.65">
            <text:p>0.6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15.06084791">
            <text:p>115.06</text:p>
          </table:table-cell>
          <table:table-cell table:formula="oooc:=[.W4]/[.K10]" office:value-type="float" office:value="6.95284290470167">
            <text:p>6.95</text:p>
          </table:table-cell>
          <table:table-cell table:formula="oooc:=([.D10]/[.C10])/([.P10]/[.O10])" office:value-type="float" office:value="1.01793627691806">
            <text:p>1.02</text:p>
          </table:table-cell>
          <table:table-cell/>
          <table:table-cell table:formula="oooc:=[.G10]^[$globals.$C$17]*[$globals.$C$23]/[.P10]*[.I10]*[.U10]" office:value-type="float" office:value="978.017207234998">
            <text:p>978.02</text:p>
          </table:table-cell>
          <table:table-cell table:formula="oooc:=[.Q10]/[.F10]" office:value-type="float" office:value="14.7058823529412">
            <text:p>14.71</text:p>
          </table:table-cell>
          <table:table-cell table:formula="oooc:=[.G10]/[.H10]" office:value-type="float" office:value="25">
            <text:p>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7]*[$globals.$C$23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7]*[$globals.$C$23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7]*[$globals.$C$23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7]*[$globals.$C$23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7]*[$globals.$C$23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7]*[$globals.$C$23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81.25">
            <text:p>81.25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30000">
            <text:p>130,000</text:p>
          </table:table-cell>
          <table:table-cell table:formula="oooc:=CEILING(([.P21]-[.S21]/2);[.S21])" office:value-type="float" office:value="3.2">
            <text:p>3.2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5">
            <text:p>0.65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2475.2103339738">
            <text:p>12475.21</text:p>
          </table:table-cell>
          <table:table-cell table:formula="oooc:=[.W20]/[.K21]" office:value-type="float" office:value="57.7144577706415">
            <text:p>57.7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7]*[$globals.$C$23]/[.P21]*[.I21]*[.U21]" office:value-type="float" office:value="127298.064632385">
            <text:p>127298.06</text:p>
          </table:table-cell>
          <table:table-cell table:formula="oooc:=[.Q21]/[.F21]" office:value-type="float" office:value="3.25">
            <text:p>3.25</text:p>
          </table:table-cell>
          <table:table-cell table:formula="oooc:=[.G21]/[.H21]" office:value-type="float" office:value="81.25">
            <text:p>81.25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00000">
            <text:p>200,000</text:p>
          </table:table-cell>
          <table:table-cell table:formula="oooc:=CEILING(([.P22]-[.S22]/2);[.S22])" office:value-type="float" office:value="4.1">
            <text:p>4.1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0.65">
            <text:p>0.65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9294.9972136296">
            <text:p>19295</text:p>
          </table:table-cell>
          <table:table-cell table:formula="oooc:=[.W20]/[.K22]" office:value-type="float" office:value="37.3153720639776">
            <text:p>37.32</text:p>
          </table:table-cell>
          <table:table-cell table:formula="oooc:=([.D22]/[.C22])/([.P22]/[.O22])" office:value-type="float" office:value="0.98109818521906">
            <text:p>0.98</text:p>
          </table:table-cell>
          <table:table-cell/>
          <table:table-cell table:formula="oooc:=[.G22]^[$globals.$C$17]*[$globals.$C$23]/[.P22]*[.I22]*[.U22]" office:value-type="float" office:value="196887.72666969">
            <text:p>196887.73</text:p>
          </table:table-cell>
          <table:table-cell table:formula="oooc:=[.Q22]/[.F22]" office:value-type="float" office:value="4.11395970101345">
            <text:p>4.11</text:p>
          </table:table-cell>
          <table:table-cell table:formula="oooc:=[.G22]/[.H22]" office:value-type="float" office:value="102.848992525336">
            <text:p>102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00000">
            <text:p>300,000</text:p>
          </table:table-cell>
          <table:table-cell table:formula="oooc:=CEILING(([.P23]-[.S23]/2);[.S23])" office:value-type="float" office:value="5.2">
            <text:p>5.2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0.65">
            <text:p>0.65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9842.9371134606">
            <text:p>29842.94</text:p>
          </table:table-cell>
          <table:table-cell table:formula="oooc:=[.W20]/[.K23]" office:value-type="float" office:value="24.1263116047396">
            <text:p>24.13</text:p>
          </table:table-cell>
          <table:table-cell table:formula="oooc:=([.D23]/[.C23])/([.P23]/[.O23])" office:value-type="float" office:value="1.01358662621063">
            <text:p>1.01</text:p>
          </table:table-cell>
          <table:table-cell/>
          <table:table-cell table:formula="oooc:=[.G23]^[$globals.$C$17]*[$globals.$C$23]/[.P23]*[.I23]*[.U23]" office:value-type="float" office:value="304519.766463884">
            <text:p>304519.77</text:p>
          </table:table-cell>
          <table:table-cell table:formula="oooc:=[.Q23]/[.F23]" office:value-type="float" office:value="5.20758905278851">
            <text:p>5.21</text:p>
          </table:table-cell>
          <table:table-cell table:formula="oooc:=[.G23]/[.H23]" office:value-type="float" office:value="130.189726319713">
            <text:p>130.19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70000">
            <text:p>470,000</text:p>
          </table:table-cell>
          <table:table-cell table:formula="oooc:=CEILING(([.P24]-[.S24]/2);[.S24])" office:value-type="float" office:value="6.6">
            <text:p>6.6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0.65">
            <text:p>0.65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6157.0885809127">
            <text:p>46157.09</text:p>
          </table:table-cell>
          <table:table-cell table:formula="oooc:=[.W20]/[.K24]" office:value-type="float" office:value="15.5989041366387">
            <text:p>15.6</text:p>
          </table:table-cell>
          <table:table-cell table:formula="oooc:=([.D24]/[.C24])/([.P24]/[.O24])" office:value-type="float" office:value="1.00333285000168">
            <text:p>1</text:p>
          </table:table-cell>
          <table:table-cell/>
          <table:table-cell table:formula="oooc:=[.G24]^[$globals.$C$17]*[$globals.$C$23]/[.P24]*[.I24]*[.U24]" office:value-type="float" office:value="470990.699805232">
            <text:p>470990.7</text:p>
          </table:table-cell>
          <table:table-cell table:formula="oooc:=[.Q24]/[.F24]" office:value-type="float" office:value="6.5919420008033">
            <text:p>6.59</text:p>
          </table:table-cell>
          <table:table-cell table:formula="oooc:=[.G24]/[.H24]" office:value-type="float" office:value="164.798550020082">
            <text:p>164.8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730000">
            <text:p>730,000</text:p>
          </table:table-cell>
          <table:table-cell table:formula="oooc:=CEILING(([.P25]-[.S25]/2);[.S25])" office:value-type="float" office:value="8.3">
            <text:p>8.3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0.65">
            <text:p>0.65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71389.6496905217">
            <text:p>71389.65</text:p>
          </table:table-cell>
          <table:table-cell table:formula="oooc:=[.W20]/[.K25]" office:value-type="float" office:value="10.0854956302663">
            <text:p>10.09</text:p>
          </table:table-cell>
          <table:table-cell table:formula="oooc:=([.D25]/[.C25])/([.P25]/[.O25])" office:value-type="float" office:value="0.992600198426097">
            <text:p>0.99</text:p>
          </table:table-cell>
          <table:table-cell/>
          <table:table-cell table:formula="oooc:=[.G25]^[$globals.$C$17]*[$globals.$C$23]/[.P25]*[.I25]*[.U25]" office:value-type="float" office:value="728465.813168589">
            <text:p>728465.81</text:p>
          </table:table-cell>
          <table:table-cell table:formula="oooc:=[.Q25]/[.F25]" office:value-type="float" office:value="8.34430269006852">
            <text:p>8.34</text:p>
          </table:table-cell>
          <table:table-cell table:formula="oooc:=[.G25]/[.H25]" office:value-type="float" office:value="208.607567251713">
            <text:p>208.61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100000">
            <text:p>1,1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0.65">
            <text:p>0.65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10416.021452509">
            <text:p>110416.02</text:p>
          </table:table-cell>
          <table:table-cell table:formula="oooc:=[.W20]/[.K26]" office:value-type="float" office:value="6.52079282090127">
            <text:p>6.52</text:p>
          </table:table-cell>
          <table:table-cell table:formula="oooc:=([.D26]/[.C26])/([.P26]/[.O26])" office:value-type="float" office:value="1.06669263569626">
            <text:p>1.07</text:p>
          </table:table-cell>
          <table:table-cell/>
          <table:table-cell table:formula="oooc:=[.G26]^[$globals.$C$17]*[$globals.$C$23]/[.P26]*[.I26]*[.U26]" office:value-type="float" office:value="1126694.09645417">
            <text:p>1126694.1</text:p>
          </table:table-cell>
          <table:table-cell table:formula="oooc:=[.Q26]/[.F26]" office:value-type="float" office:value="10.5625">
            <text:p>10.56</text:p>
          </table:table-cell>
          <table:table-cell table:formula="oooc:=[.G26]/[.H26]" office:value-type="float" office:value="264.0625">
            <text:p>264.06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264.0625">
            <text:p>264.06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000000">
            <text:p>2,000,000</text:p>
          </table:table-cell>
          <table:table-cell table:formula="oooc:=CEILING(([.P29]-[.S29]/2);[.S29])" office:value-type="float" office:value="5.9">
            <text:p>5.9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5">
            <text:p>0.65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86456.075083781">
            <text:p>386456.08</text:p>
          </table:table-cell>
          <table:table-cell table:formula="oooc:=[.W28]/[.K29]" office:value-type="float" office:value="55.8925098934395">
            <text:p>55.89</text:p>
          </table:table-cell>
          <table:table-cell table:formula="oooc:=([.D29]/[.C29])/([.P29]/[.O29])" office:value-type="float" office:value="1.01954482119848">
            <text:p>1.02</text:p>
          </table:table-cell>
          <table:table-cell/>
          <table:table-cell table:formula="oooc:=[.G29]^[$globals.$C$17]*[$globals.$C$23]/[.P29]*[.I29]*[.U29]" office:value-type="float" office:value="2028049.37361751">
            <text:p>2028049.37</text:p>
          </table:table-cell>
          <table:table-cell table:formula="oooc:=[.Q29]/[.F29]" office:value-type="float" office:value="5.86805555555556">
            <text:p>5.87</text:p>
          </table:table-cell>
          <table:table-cell table:formula="oooc:=[.G29]/[.H29]" office:value-type="float" office:value="264.0625">
            <text:p>264.06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3100000">
            <text:p>3,100,000</text:p>
          </table:table-cell>
          <table:table-cell table:formula="oooc:=CEILING(([.P30]-[.S30]/2);[.S30])" office:value-type="float" office:value="7.4">
            <text:p>7.4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0.65">
            <text:p>0.65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97718.891490351">
            <text:p>597718.89</text:p>
          </table:table-cell>
          <table:table-cell table:formula="oooc:=[.W28]/[.K30]" office:value-type="float" office:value="36.1373888420067">
            <text:p>36.14</text:p>
          </table:table-cell>
          <table:table-cell table:formula="oooc:=([.D30]/[.C30])/([.P30]/[.O30])" office:value-type="float" office:value="1.00803242996276">
            <text:p>1.01</text:p>
          </table:table-cell>
          <table:table-cell/>
          <table:table-cell table:formula="oooc:=[.G30]^[$globals.$C$17]*[$globals.$C$23]/[.P30]*[.I30]*[.U30]" office:value-type="float" office:value="3136717.21481817">
            <text:p>3136717.21</text:p>
          </table:table-cell>
          <table:table-cell table:formula="oooc:=[.Q30]/[.F30]" office:value-type="float" office:value="7.4279827934965">
            <text:p>7.43</text:p>
          </table:table-cell>
          <table:table-cell table:formula="oooc:=[.G30]/[.H30]" office:value-type="float" office:value="334.259225707343">
            <text:p>334.26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900000">
            <text:p>4,900,000</text:p>
          </table:table-cell>
          <table:table-cell table:formula="oooc:=CEILING(([.P31]-[.S31]/2);[.S31])" office:value-type="float" office:value="9.4">
            <text:p>9.4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0.65">
            <text:p>0.65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924472.136107578">
            <text:p>924472.14</text:p>
          </table:table-cell>
          <table:table-cell table:formula="oooc:=[.W28]/[.K31]" office:value-type="float" office:value="23.3646847280278">
            <text:p>23.36</text:p>
          </table:table-cell>
          <table:table-cell table:formula="oooc:=([.D31]/[.C31])/([.P31]/[.O31])" office:value-type="float" office:value="0.989820452445274">
            <text:p>0.99</text:p>
          </table:table-cell>
          <table:table-cell/>
          <table:table-cell table:formula="oooc:=[.G31]^[$globals.$C$17]*[$globals.$C$23]/[.P31]*[.I31]*[.U31]" office:value-type="float" office:value="4851457.27403394">
            <text:p>4851457.27</text:p>
          </table:table-cell>
          <table:table-cell table:formula="oooc:=[.Q31]/[.F31]" office:value-type="float" office:value="9.40259134531258">
            <text:p>9.4</text:p>
          </table:table-cell>
          <table:table-cell table:formula="oooc:=[.G31]/[.H31]" office:value-type="float" office:value="423.116610539066">
            <text:p>423.12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7500000">
            <text:p>7,500,000</text:p>
          </table:table-cell>
          <table:table-cell table:formula="oooc:=CEILING(([.P32]-[.S32]/2);[.S32])" office:value-type="float" office:value="12">
            <text:p>12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0.65">
            <text:p>0.6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429850.62477836">
            <text:p>1429850.62</text:p>
          </table:table-cell>
          <table:table-cell table:formula="oooc:=[.W28]/[.K32]" office:value-type="float" office:value="15.1064730998374">
            <text:p>15.11</text:p>
          </table:table-cell>
          <table:table-cell table:formula="oooc:=([.D32]/[.C32])/([.P32]/[.O32])" office:value-type="float" office:value="1.00870646368756">
            <text:p>1.01</text:p>
          </table:table-cell>
          <table:table-cell/>
          <table:table-cell table:formula="oooc:=[.G32]^[$globals.$C$17]*[$globals.$C$23]/[.P32]*[.I32]*[.U32]" office:value-type="float" office:value="7503589.28455118">
            <text:p>7503589.28</text:p>
          </table:table-cell>
          <table:table-cell table:formula="oooc:=[.Q32]/[.F32]" office:value-type="float" office:value="11.9021175014504">
            <text:p>11.9</text:p>
          </table:table-cell>
          <table:table-cell table:formula="oooc:=[.G32]/[.H32]" office:value-type="float" office:value="535.595287565268">
            <text:p>535.6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2000000">
            <text:p>12,000,000</text:p>
          </table:table-cell>
          <table:table-cell table:formula="oooc:=CEILING(([.P33]-[.S33]/2);[.S33])" office:value-type="float" office:value="15">
            <text:p>15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0.65">
            <text:p>0.6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211502.89914327">
            <text:p>2211502.9</text:p>
          </table:table-cell>
          <table:table-cell table:formula="oooc:=[.W28]/[.K33]" office:value-type="float" office:value="9.76711358070922">
            <text:p>9.77</text:p>
          </table:table-cell>
          <table:table-cell table:formula="oooc:=([.D33]/[.C33])/([.P33]/[.O33])" office:value-type="float" office:value="0.962886295314259">
            <text:p>0.96</text:p>
          </table:table-cell>
          <table:table-cell/>
          <table:table-cell table:formula="oooc:=[.G33]^[$globals.$C$17]*[$globals.$C$23]/[.P33]*[.I33]*[.U33]" office:value-type="float" office:value="11605554.5727635">
            <text:p>11605554.57</text:p>
          </table:table-cell>
          <table:table-cell table:formula="oooc:=[.Q33]/[.F33]" office:value-type="float" office:value="15.0661020792904">
            <text:p>15.07</text:p>
          </table:table-cell>
          <table:table-cell table:formula="oooc:=[.G33]/[.H33]" office:value-type="float" office:value="677.974593568067">
            <text:p>677.9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8000000">
            <text:p>18,000,000</text:p>
          </table:table-cell>
          <table:table-cell table:formula="oooc:=CEILING(([.P34]-[.S34]/2);[.S34])" office:value-type="float" office:value="19">
            <text:p>19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0.65">
            <text:p>0.6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420458.74454695">
            <text:p>3420458.74</text:p>
          </table:table-cell>
          <table:table-cell table:formula="oooc:=[.W28]/[.K34]" office:value-type="float" office:value="6.31494241362674">
            <text:p>6.31</text:p>
          </table:table-cell>
          <table:table-cell table:formula="oooc:=([.D34]/[.C34])/([.P34]/[.O34])" office:value-type="float" office:value="0.993496312897439">
            <text:p>0.99</text:p>
          </table:table-cell>
          <table:table-cell/>
          <table:table-cell table:formula="oooc:=[.G34]^[$globals.$C$17]*[$globals.$C$23]/[.P34]*[.I34]*[.U34]" office:value-type="float" office:value="17949929.2716749">
            <text:p>17949929.27</text:p>
          </table:table-cell>
          <table:table-cell table:formula="oooc:=[.Q34]/[.F34]" office:value-type="float" office:value="19.0711805555556">
            <text:p>19.07</text:p>
          </table:table-cell>
          <table:table-cell table:formula="oooc:=[.G34]/[.H34]" office:value-type="float" office:value="858.203125">
            <text:p>858.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858.203125">
            <text:p>858.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72000000">
            <text:p>72,000,000</text:p>
          </table:table-cell>
          <table:table-cell table:formula="oooc:=CEILING(([.P37]-[.S37]/2);[.S37])" office:value-type="float" office:value="4.8">
            <text:p>4.8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5">
            <text:p>0.6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971605.6059143">
            <text:p>11971605.61</text:p>
          </table:table-cell>
          <table:table-cell table:formula="oooc:=[.W36]/[.K37]" office:value-type="float" office:value="54.1280778310864">
            <text:p>54.13</text:p>
          </table:table-cell>
          <table:table-cell table:formula="oooc:=([.D37]/[.C37])/([.P37]/[.O37])" office:value-type="float" office:value="1.00395416882268">
            <text:p>1</text:p>
          </table:table-cell>
          <table:table-cell/>
          <table:table-cell table:formula="oooc:=[.G37]^[$globals.$C$17]*[$globals.$C$23]/[.P37]*[.I37]*[.U37]" office:value-type="float" office:value="71799717.0866998">
            <text:p>71799717.09</text:p>
          </table:table-cell>
          <table:table-cell table:formula="oooc:=[.Q37]/[.F37]" office:value-type="float" office:value="4.76779513888889">
            <text:p>4.77</text:p>
          </table:table-cell>
          <table:table-cell table:formula="oooc:=[.G37]/[.H37]" office:value-type="float" office:value="858.203125">
            <text:p>858.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10000000">
            <text:p>110,000,000</text:p>
          </table:table-cell>
          <table:table-cell table:formula="oooc:=CEILING(([.P38]-[.S38]/2);[.S38])" office:value-type="float" office:value="6">
            <text:p>6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0.65">
            <text:p>0.65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8516088.3564205">
            <text:p>18516088.36</text:p>
          </table:table-cell>
          <table:table-cell table:formula="oooc:=[.W36]/[.K38]" office:value-type="float" office:value="34.996592559211">
            <text:p>35</text:p>
          </table:table-cell>
          <table:table-cell table:formula="oooc:=([.D38]/[.C38])/([.P38]/[.O38])" office:value-type="float" office:value="1.00365368405037">
            <text:p>1</text:p>
          </table:table-cell>
          <table:table-cell/>
          <table:table-cell table:formula="oooc:=[.G38]^[$globals.$C$17]*[$globals.$C$23]/[.P38]*[.I38]*[.U38]" office:value-type="float" office:value="111050259.197191">
            <text:p>111050259.2</text:p>
          </table:table-cell>
          <table:table-cell table:formula="oooc:=[.Q38]/[.F38]" office:value-type="float" office:value="6.03523601971591">
            <text:p>6.04</text:p>
          </table:table-cell>
          <table:table-cell table:formula="oooc:=[.G38]/[.H38]" office:value-type="float" office:value="1086.34248354886">
            <text:p>1086.34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70000000">
            <text:p>170,000,000</text:p>
          </table:table-cell>
          <table:table-cell table:formula="oooc:=CEILING(([.P39]-[.S39]/2);[.S39])" office:value-type="float" office:value="7.6">
            <text:p>7.6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0.65">
            <text:p>0.65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8638224.4210749">
            <text:p>28638224.42</text:p>
          </table:table-cell>
          <table:table-cell table:formula="oooc:=[.W36]/[.K39]" office:value-type="float" office:value="22.6271011244376">
            <text:p>22.63</text:p>
          </table:table-cell>
          <table:table-cell table:formula="oooc:=([.D39]/[.C39])/([.P39]/[.O39])" office:value-type="float" office:value="1.0051020531163">
            <text:p>1.01</text:p>
          </table:table-cell>
          <table:table-cell/>
          <table:table-cell table:formula="oooc:=[.G39]^[$globals.$C$17]*[$globals.$C$23]/[.P39]*[.I39]*[.U39]" office:value-type="float" office:value="171757780.784456">
            <text:p>171757780.78</text:p>
          </table:table-cell>
          <table:table-cell table:formula="oooc:=[.Q39]/[.F39]" office:value-type="float" office:value="7.63960546806647">
            <text:p>7.64</text:p>
          </table:table-cell>
          <table:table-cell table:formula="oooc:=[.G39]/[.H39]" office:value-type="float" office:value="1375.12898425197">
            <text:p>1375.1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70000000">
            <text:p>270,000,000</text:p>
          </table:table-cell>
          <table:table-cell table:formula="oooc:=CEILING(([.P40]-[.S40]/2);[.S40])" office:value-type="float" office:value="9.7">
            <text:p>9.7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0.65">
            <text:p>0.65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4293799.1115958">
            <text:p>44293799.11</text:p>
          </table:table-cell>
          <table:table-cell table:formula="oooc:=[.W36]/[.K40]" office:value-type="float" office:value="14.6295872785127">
            <text:p>14.63</text:p>
          </table:table-cell>
          <table:table-cell table:formula="oooc:=([.D40]/[.C40])/([.P40]/[.O40])" office:value-type="float" office:value="0.986901094666341">
            <text:p>0.99</text:p>
          </table:table-cell>
          <table:table-cell/>
          <table:table-cell table:formula="oooc:=[.G40]^[$globals.$C$17]*[$globals.$C$23]/[.P40]*[.I40]*[.U40]" office:value-type="float" office:value="265652106.291953">
            <text:p>265652106.29</text:p>
          </table:table-cell>
          <table:table-cell table:formula="oooc:=[.Q40]/[.F40]" office:value-type="float" office:value="9.67047046992844">
            <text:p>9.67</text:p>
          </table:table-cell>
          <table:table-cell table:formula="oooc:=[.G40]/[.H40]" office:value-type="float" office:value="1740.68468458712">
            <text:p>1740.68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410000000">
            <text:p>410,000,000</text:p>
          </table:table-cell>
          <table:table-cell table:formula="oooc:=CEILING(([.P41]-[.S41]/2);[.S41])" office:value-type="float" office:value="12">
            <text:p>12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0.65">
            <text:p>0.65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8507761.1967665">
            <text:p>68507761.2</text:p>
          </table:table-cell>
          <table:table-cell table:formula="oooc:=[.W36]/[.K41]" office:value-type="float" office:value="9.45878231429617">
            <text:p>9.46</text:p>
          </table:table-cell>
          <table:table-cell table:formula="oooc:=([.D41]/[.C41])/([.P41]/[.O41])" office:value-type="float" office:value="0.982388390004546">
            <text:p>0.98</text:p>
          </table:table-cell>
          <table:table-cell/>
          <table:table-cell table:formula="oooc:=[.G41]^[$globals.$C$17]*[$globals.$C$23]/[.P41]*[.I41]*[.U41]" office:value-type="float" office:value="410875369.110136">
            <text:p>410875369.11</text:p>
          </table:table-cell>
          <table:table-cell table:formula="oooc:=[.Q41]/[.F41]" office:value-type="float" office:value="12.2412079394234">
            <text:p>12.24</text:p>
          </table:table-cell>
          <table:table-cell table:formula="oooc:=[.G41]/[.H41]" office:value-type="float" office:value="2203.41742909622">
            <text:p>2203.4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640000000">
            <text:p>640,000,000</text:p>
          </table:table-cell>
          <table:table-cell table:formula="oooc:=CEILING(([.P42]-[.S42]/2);[.S42])" office:value-type="float" office:value="15">
            <text:p>15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0.65">
            <text:p>0.65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05958699.373893">
            <text:p>105958699.37</text:p>
          </table:table-cell>
          <table:table-cell table:formula="oooc:=[.W36]/[.K42]" office:value-type="float" office:value="6.11559035576139">
            <text:p>6.12</text:p>
          </table:table-cell>
          <table:table-cell table:formula="oooc:=([.D42]/[.C42])/([.P42]/[.O42])" office:value-type="float" office:value="0.961207804500411">
            <text:p>0.96</text:p>
          </table:table-cell>
          <table:table-cell/>
          <table:table-cell table:formula="oooc:=[.G42]^[$globals.$C$17]*[$globals.$C$23]/[.P42]*[.I42]*[.U42]" office:value-type="float" office:value="635487409.822598">
            <text:p>635487409.82</text:p>
          </table:table-cell>
          <table:table-cell table:formula="oooc:=[.Q42]/[.F42]" office:value-type="float" office:value="15.4953342013889">
            <text:p>15.5</text:p>
          </table:table-cell>
          <table:table-cell table:formula="oooc:=[.G42]/[.H42]" office:value-type="float" office:value="2789.16015625">
            <text:p>2789.16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2789.16015625">
            <text:p>2789.16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300000000">
            <text:p>2,300,000,000</text:p>
          </table:table-cell>
          <table:table-cell table:formula="oooc:=CEILING(([.P45]-[.S45]/2);[.S45])" office:value-type="float" office:value="4.3">
            <text:p>4.3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5">
            <text:p>0.65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70855447.808625">
            <text:p>370855447.81</text:p>
          </table:table-cell>
          <table:table-cell table:formula="oooc:=[.W44]/[.K45]" office:value-type="float" office:value="52.4193459065262">
            <text:p>52.42</text:p>
          </table:table-cell>
          <table:table-cell table:formula="oooc:=([.D45]/[.C45])/([.P45]/[.O45])" office:value-type="float" office:value="0.999834978036069">
            <text:p>1</text:p>
          </table:table-cell>
          <table:table-cell/>
          <table:table-cell table:formula="oooc:=[.G45]^[$globals.$C$17]*[$globals.$C$23]/[.P45]*[.I45]*[.U45]" office:value-type="float" office:value="2294815646.5816">
            <text:p>2294815646.58</text:p>
          </table:table-cell>
          <table:table-cell table:formula="oooc:=[.Q45]/[.F45]" office:value-type="float" office:value="4.291015625">
            <text:p>4.29</text:p>
          </table:table-cell>
          <table:table-cell table:formula="oooc:=[.G45]/[.H45]" office:value-type="float" office:value="2789.16015625">
            <text:p>2789.16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500000000">
            <text:p>3,500,000,000</text:p>
          </table:table-cell>
          <table:table-cell table:formula="oooc:=CEILING(([.P46]-[.S46]/2);[.S46])" office:value-type="float" office:value="5.4">
            <text:p>5.4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0.65">
            <text:p>0.65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73589914.763983">
            <text:p>573589914.76</text:p>
          </table:table-cell>
          <table:table-cell table:formula="oooc:=[.W44]/[.K46]" office:value-type="float" office:value="33.8918092867778">
            <text:p>33.89</text:p>
          </table:table-cell>
          <table:table-cell table:formula="oooc:=([.D46]/[.C46])/([.P46]/[.O46])" office:value-type="float" office:value="1.00816958955804">
            <text:p>1.01</text:p>
          </table:table-cell>
          <table:table-cell/>
          <table:table-cell table:formula="oooc:=[.G46]^[$globals.$C$17]*[$globals.$C$23]/[.P46]*[.I46]*[.U46]" office:value-type="float" office:value="3549315828.84835">
            <text:p>3549315828.85</text:p>
          </table:table-cell>
          <table:table-cell table:formula="oooc:=[.Q46]/[.F46]" office:value-type="float" office:value="5.43171241774432">
            <text:p>5.43</text:p>
          </table:table-cell>
          <table:table-cell table:formula="oooc:=[.G46]/[.H46]" office:value-type="float" office:value="3530.61307153381">
            <text:p>3530.61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500000000">
            <text:p>5,500,000,000</text:p>
          </table:table-cell>
          <table:table-cell table:formula="oooc:=CEILING(([.P47]-[.S47]/2);[.S47])" office:value-type="float" office:value="6.9">
            <text:p>6.9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0.65">
            <text:p>0.65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87152641.987698">
            <text:p>887152641.99</text:p>
          </table:table-cell>
          <table:table-cell table:formula="oooc:=[.W44]/[.K47]" office:value-type="float" office:value="21.9128017884769">
            <text:p>21.91</text:p>
          </table:table-cell>
          <table:table-cell table:formula="oooc:=([.D47]/[.C47])/([.P47]/[.O47])" office:value-type="float" office:value="1.00164643666597">
            <text:p>1</text:p>
          </table:table-cell>
          <table:table-cell/>
          <table:table-cell table:formula="oooc:=[.G47]^[$globals.$C$17]*[$globals.$C$23]/[.P47]*[.I47]*[.U47]" office:value-type="float" office:value="5489609970.05537">
            <text:p>5489609970.06</text:p>
          </table:table-cell>
          <table:table-cell table:formula="oooc:=[.Q47]/[.F47]" office:value-type="float" office:value="6.87564492125983">
            <text:p>6.88</text:p>
          </table:table-cell>
          <table:table-cell table:formula="oooc:=[.G47]/[.H47]" office:value-type="float" office:value="4469.16919881889">
            <text:p>4469.17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8500000000">
            <text:p>8,500,000,000</text:p>
          </table:table-cell>
          <table:table-cell table:formula="oooc:=CEILING(([.P48]-[.S48]/2);[.S48])" office:value-type="float" office:value="8.7">
            <text:p>8.7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0.65">
            <text:p>0.65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372129791.55953">
            <text:p>1372129791.56</text:p>
          </table:table-cell>
          <table:table-cell table:formula="oooc:=[.W44]/[.K48]" office:value-type="float" office:value="14.1677559364883">
            <text:p>14.17</text:p>
          </table:table-cell>
          <table:table-cell table:formula="oooc:=([.D48]/[.C48])/([.P48]/[.O48])" office:value-type="float" office:value="0.998501099427795">
            <text:p>1</text:p>
          </table:table-cell>
          <table:table-cell/>
          <table:table-cell table:formula="oooc:=[.G48]^[$globals.$C$17]*[$globals.$C$23]/[.P48]*[.I48]*[.U48]" office:value-type="float" office:value="8490599055.28597">
            <text:p>8490599055.29</text:p>
          </table:table-cell>
          <table:table-cell table:formula="oooc:=[.Q48]/[.F48]" office:value-type="float" office:value="8.7034234229356">
            <text:p>8.7</text:p>
          </table:table-cell>
          <table:table-cell table:formula="oooc:=[.G48]/[.H48]" office:value-type="float" office:value="5657.22522490814">
            <text:p>5657.23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3000000000">
            <text:p>13,000,000,000</text:p>
          </table:table-cell>
          <table:table-cell table:formula="oooc:=CEILING(([.P49]-[.S49]/2);[.S49])" office:value-type="float" office:value="11">
            <text:p>11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0.65">
            <text:p>0.65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2122227986.23116">
            <text:p>2122227986.23</text:p>
          </table:table-cell>
          <table:table-cell table:formula="oooc:=[.W44]/[.K49]" office:value-type="float" office:value="9.16018454479214">
            <text:p>9.16</text:p>
          </table:table-cell>
          <table:table-cell table:formula="oooc:=([.D49]/[.C49])/([.P49]/[.O49])" office:value-type="float" office:value="1.00859712230965">
            <text:p>1.01</text:p>
          </table:table-cell>
          <table:table-cell/>
          <table:table-cell table:formula="oooc:=[.G49]^[$globals.$C$17]*[$globals.$C$23]/[.P49]*[.I49]*[.U49]" office:value-type="float" office:value="13132130098.6518">
            <text:p>13132130098.65</text:p>
          </table:table-cell>
          <table:table-cell table:formula="oooc:=[.Q49]/[.F49]" office:value-type="float" office:value="11.0170871454811">
            <text:p>11.02</text:p>
          </table:table-cell>
          <table:table-cell table:formula="oooc:=[.G49]/[.H49]" office:value-type="float" office:value="7161.10664456271">
            <text:p>7161.11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20000000000">
            <text:p>20,000,000,000</text:p>
          </table:table-cell>
          <table:table-cell table:formula="oooc:=CEILING(([.P50]-[.S50]/2);[.S50])" office:value-type="float" office:value="14">
            <text:p>14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0.65">
            <text:p>0.65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282380175.14639">
            <text:p>3282380175.15</text:p>
          </table:table-cell>
          <table:table-cell table:formula="oooc:=[.W44]/[.K50]" office:value-type="float" office:value="5.92253150539852">
            <text:p>5.92</text:p>
          </table:table-cell>
          <table:table-cell table:formula="oooc:=([.D50]/[.C50])/([.P50]/[.O50])" office:value-type="float" office:value="1.01949852842757">
            <text:p>1.02</text:p>
          </table:table-cell>
          <table:table-cell/>
          <table:table-cell table:formula="oooc:=[.G50]^[$globals.$C$17]*[$globals.$C$23]/[.P50]*[.I50]*[.U50]" office:value-type="float" office:value="20311033391.7549">
            <text:p>20311033391.75</text:p>
          </table:table-cell>
          <table:table-cell table:formula="oooc:=[.Q50]/[.F50]" office:value-type="float" office:value="13.94580078125">
            <text:p>13.95</text:p>
          </table:table-cell>
          <table:table-cell table:formula="oooc:=[.G50]/[.H50]" office:value-type="float" office:value="9064.7705078125">
            <text:p>9064.7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9064.7705078125">
            <text:p>9064.77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75000000000">
            <text:p>75,000,000,000</text:p>
          </table:table-cell>
          <table:table-cell table:formula="oooc:=CEILING(([.P53]-[.S53]/2);[.S53])" office:value-type="float" office:value="3.8">
            <text:p>3.8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5">
            <text:p>0.65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1488330613.0124">
            <text:p>11488330613.01</text:p>
          </table:table-cell>
          <table:table-cell table:formula="oooc:=[.W52]/[.K53]" office:value-type="float" office:value="50.7645557605587">
            <text:p>50.76</text:p>
          </table:table-cell>
          <table:table-cell table:formula="oooc:=([.D53]/[.C53])/([.P53]/[.O53])" office:value-type="float" office:value="1.00602012015656">
            <text:p>1.01</text:p>
          </table:table-cell>
          <table:table-cell/>
          <table:table-cell table:formula="oooc:=[.G53]^[$globals.$C$17]*[$globals.$C$23]/[.P53]*[.I53]*[.U53]" office:value-type="float" office:value="74994584831.095">
            <text:p>74994584831.1</text:p>
          </table:table-cell>
          <table:table-cell table:formula="oooc:=[.Q53]/[.F53]" office:value-type="float" office:value="3.77698771158854">
            <text:p>3.78</text:p>
          </table:table-cell>
          <table:table-cell table:formula="oooc:=[.G53]/[.H53]" office:value-type="float" office:value="9064.7705078125">
            <text:p>9064.7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20000000000">
            <text:p>120,000,000,000</text:p>
          </table:table-cell>
          <table:table-cell table:formula="oooc:=CEILING(([.P54]-[.S54]/2);[.S54])" office:value-type="float" office:value="4.8">
            <text:p>4.8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0.65">
            <text:p>0.65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7768622831.4453">
            <text:p>17768622831.45</text:p>
          </table:table-cell>
          <table:table-cell table:formula="oooc:=[.W52]/[.K54]" office:value-type="float" office:value="32.8219021548426">
            <text:p>32.82</text:p>
          </table:table-cell>
          <table:table-cell table:formula="oooc:=([.D54]/[.C54])/([.P54]/[.O54])" office:value-type="float" office:value="0.97043063047947">
            <text:p>0.97</text:p>
          </table:table-cell>
          <table:table-cell/>
          <table:table-cell table:formula="oooc:=[.G54]^[$globals.$C$17]*[$globals.$C$23]/[.P54]*[.I54]*[.U54]" office:value-type="float" office:value="115991655981.351">
            <text:p>115991655981.35</text:p>
          </table:table-cell>
          <table:table-cell table:formula="oooc:=[.Q54]/[.F54]" office:value-type="float" office:value="4.7810385343687">
            <text:p>4.78</text:p>
          </table:table-cell>
          <table:table-cell table:formula="oooc:=[.G54]/[.H54]" office:value-type="float" office:value="11474.4924824849">
            <text:p>11474.49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80000000000">
            <text:p>180,000,000,000</text:p>
          </table:table-cell>
          <table:table-cell table:formula="oooc:=CEILING(([.P55]-[.S55]/2);[.S55])" office:value-type="float" office:value="6.1">
            <text:p>6.1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0.65">
            <text:p>0.65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7482144095.7272">
            <text:p>27482144095.73</text:p>
          </table:table-cell>
          <table:table-cell table:formula="oooc:=[.W52]/[.K55]" office:value-type="float" office:value="21.2210516751738">
            <text:p>21.22</text:p>
          </table:table-cell>
          <table:table-cell table:formula="oooc:=([.D55]/[.C55])/([.P55]/[.O55])" office:value-type="float" office:value="1.00457416719238">
            <text:p>1</text:p>
          </table:table-cell>
          <table:table-cell/>
          <table:table-cell table:formula="oooc:=[.G55]^[$globals.$C$17]*[$globals.$C$23]/[.P55]*[.I55]*[.U55]" office:value-type="float" office:value="179400476549.044">
            <text:p>179400476549.04</text:p>
          </table:table-cell>
          <table:table-cell table:formula="oooc:=[.Q55]/[.F55]" office:value-type="float" office:value="6.05199995673391">
            <text:p>6.05</text:p>
          </table:table-cell>
          <table:table-cell table:formula="oooc:=[.G55]/[.H55]" office:value-type="float" office:value="14524.7998961614">
            <text:p>14524.8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80000000000">
            <text:p>280,000,000,000</text:p>
          </table:table-cell>
          <table:table-cell table:formula="oooc:=CEILING(([.P56]-[.S56]/2);[.S56])" office:value-type="float" office:value="7.7">
            <text:p>7.7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0.65">
            <text:p>0.65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42505727723.6875">
            <text:p>42505727723.69</text:p>
          </table:table-cell>
          <table:table-cell table:formula="oooc:=[.W52]/[.K56]" office:value-type="float" office:value="13.7205038292991">
            <text:p>13.72</text:p>
          </table:table-cell>
          <table:table-cell table:formula="oooc:=([.D56]/[.C56])/([.P56]/[.O56])" office:value-type="float" office:value="0.996041746879547">
            <text:p>1</text:p>
          </table:table-cell>
          <table:table-cell/>
          <table:table-cell table:formula="oooc:=[.G56]^[$globals.$C$17]*[$globals.$C$23]/[.P56]*[.I56]*[.U56]" office:value-type="float" office:value="277472812278.83">
            <text:p>277472812278.83</text:p>
          </table:table-cell>
          <table:table-cell table:formula="oooc:=[.Q56]/[.F56]" office:value-type="float" office:value="7.66082582539644">
            <text:p>7.66</text:p>
          </table:table-cell>
          <table:table-cell table:formula="oooc:=[.G56]/[.H56]" office:value-type="float" office:value="18385.9819809515">
            <text:p>18385.98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30000000000">
            <text:p>430,000,000,000</text:p>
          </table:table-cell>
          <table:table-cell table:formula="oooc:=CEILING(([.P57]-[.S57]/2);[.S57])" office:value-type="float" office:value="9.7">
            <text:p>9.7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0.65">
            <text:p>0.65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5742210033.793">
            <text:p>65742210033.79</text:p>
          </table:table-cell>
          <table:table-cell table:formula="oooc:=[.W52]/[.K57]" office:value-type="float" office:value="8.87101300215223">
            <text:p>8.87</text:p>
          </table:table-cell>
          <table:table-cell table:formula="oooc:=([.D57]/[.C57])/([.P57]/[.O57])" office:value-type="float" office:value="0.998316611262149">
            <text:p>1</text:p>
          </table:table-cell>
          <table:table-cell/>
          <table:table-cell table:formula="oooc:=[.G57]^[$globals.$C$17]*[$globals.$C$23]/[.P57]*[.I57]*[.U57]" office:value-type="float" office:value="429158065992.512">
            <text:p>429158065992.51</text:p>
          </table:table-cell>
          <table:table-cell table:formula="oooc:=[.Q57]/[.F57]" office:value-type="float" office:value="9.69733191451201">
            <text:p>9.7</text:p>
          </table:table-cell>
          <table:table-cell table:formula="oooc:=[.G57]/[.H57]" office:value-type="float" office:value="23273.5965948288">
            <text:p>23273.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0.1">
            <text:p>0.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60000000000">
            <text:p>660,000,000,000</text:p>
          </table:table-cell>
          <table:table-cell table:formula="oooc:=CEILING(([.P58]-[.S58]/2);[.S58])" office:value-type="float" office:value="12">
            <text:p>12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0.65">
            <text:p>0.65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01681312415.662">
            <text:p>101681312415.66</text:p>
          </table:table-cell>
          <table:table-cell table:formula="oooc:=[.W52]/[.K58]" office:value-type="float" office:value="5.73556719661466">
            <text:p>5.74</text:p>
          </table:table-cell>
          <table:table-cell table:formula="oooc:=([.D58]/[.C58])/([.P58]/[.O58])" office:value-type="float" office:value="0.983156151069336">
            <text:p>0.98</text:p>
          </table:table-cell>
          <table:table-cell/>
          <table:table-cell table:formula="oooc:=[.G58]^[$globals.$C$17]*[$globals.$C$23]/[.P58]*[.I58]*[.U58]" office:value-type="float" office:value="663764655332.63">
            <text:p>663764655332.63</text:p>
          </table:table-cell>
          <table:table-cell table:formula="oooc:=[.Q58]/[.F58]" office:value-type="float" office:value="12.2752100626628">
            <text:p>12.28</text:p>
          </table:table-cell>
          <table:table-cell table:formula="oooc:=[.G58]/[.H58]" office:value-type="float" office:value="29460.5041503906">
            <text:p>29460.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trap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3" table:default-cell-style-name="ce1"/>
        <table:table-column table:style-name="co25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table:formula="oooc:=[$globals.$C$13] ^ [.$G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7]*[$globals.$C$23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8]" office:value-type="float" office:value="8.17061483228284">
            <text:p>8.17</text:p>
          </table:table-cell>
          <table:table-cell table:formula="oooc:=[.H5]-0.02"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7]*[$globals.$C$23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8]" office:value-type="float" office:value="13.3517893475041">
            <text:p>13.35</text:p>
          </table:table-cell>
          <table:table-cell table:formula="oooc:=[.H6]-0.02"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7]*[$globals.$C$23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8]" office:value-type="float" office:value="21.8184656160465">
            <text:p>21.82</text:p>
          </table:table-cell>
          <table:table-cell table:formula="oooc:=[.H7]-0.02"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7]*[$globals.$C$23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8]" office:value-type="float" office:value="35.6540557560246">
            <text:p>35.65</text:p>
          </table:table-cell>
          <table:table-cell table:formula="oooc:=[.H8]-0.02"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7]*[$globals.$C$23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8]" office:value-type="float" office:value="58.2631113582427">
            <text:p>58.26</text:p>
          </table:table-cell>
          <table:table-cell table:formula="oooc:=[.H9]-0.02"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7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7]*[$globals.$C$23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Rear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8">
            <text:p>8</text:p>
          </table:table-cell>
          <table:table-cell table:formula="oooc:=[.G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2.1">
            <text:p>2.1</text:p>
          </table:table-cell>
          <table:table-cell/>
          <table:table-cell table:formula="oooc:=[.F13]" office:value-type="float" office:value="8">
            <text:p>8</text:p>
          </table:table-cell>
          <table:table-cell table:formula="oooc:=[$globals.$C$13] ^ [.$G13] * [$globals.$D$20]" office:value-type="float" office:value="13.6166683917159">
            <text:p>13.62</text:p>
          </table:table-cell>
          <table:table-cell table:formula="oooc:=[.H13]" office:value-type="float" office:value="0.8">
            <text:p>0.8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3]/[.F14]/[.U13]*[.O14]" office:value-type="float" office:value="102.10724719435">
            <text:p>102.11</text:p>
          </table:table-cell>
          <table:table-cell table:formula="oooc:=[.W13]/[.K14]" office:value-type="float" office:value="7.83489930423143">
            <text:p>7.83</text:p>
          </table:table-cell>
          <table:table-cell table:formula="oooc:=([.D14]/[.C14])/([.P14]/[.O14])" office:value-type="float" office:value="0.983243558602153">
            <text:p>0.98</text:p>
          </table:table-cell>
          <table:table-cell/>
          <table:table-cell table:formula="oooc:=[.G14]^[$globals.$C$17]*[$globals.$C$23]/[.P14]*[.I14]*[.U14]" office:value-type="float" office:value="4084.289887774">
            <text:p>4084.29</text:p>
          </table:table-cell>
          <table:table-cell table:formula="oooc:=[.Q14]/[.F14]" office:value-type="float" office:value="2.12760443620562">
            <text:p>2.13</text:p>
          </table:table-cell>
          <table:table-cell table:formula="oooc:=[.G14]/[.H14]" office:value-type="float" office:value="17.0208354896449">
            <text:p>17.02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3.5">
            <text:p>3.5</text:p>
          </table:table-cell>
          <table:table-cell/>
          <table:table-cell table:formula="oooc:=[.F14]" office:value-type="float" office:value="8">
            <text:p>8</text:p>
          </table:table-cell>
          <table:table-cell table:formula="oooc:=[.G14]*[$globals.$C$28]" office:value-type="float" office:value="22.2513105455262">
            <text:p>22.25</text:p>
          </table:table-cell>
          <table:table-cell table:formula="oooc:=[.H14]" office:value-type="float" office:value="0.8">
            <text:p>0.8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3]/[.F15]/[.U13]*[.O15]" office:value-type="float" office:value="253.298912499163">
            <text:p>253.3</text:p>
          </table:table-cell>
          <table:table-cell table:formula="oooc:=[.W13]/[.K15]" office:value-type="float" office:value="3.1583238637183">
            <text:p>3.16</text:p>
          </table:table-cell>
          <table:table-cell table:formula="oooc:=([.D15]/[.C15])/([.P15]/[.O15])" office:value-type="float" office:value="1.01996610552398">
            <text:p>1.02</text:p>
          </table:table-cell>
          <table:table-cell/>
          <table:table-cell table:formula="oooc:=[.G15]^[$globals.$C$17]*[$globals.$C$23]/[.P15]*[.I15]*[.U15]" office:value-type="float" office:value="10131.9564999665">
            <text:p>10131.96</text:p>
          </table:table-cell>
          <table:table-cell table:formula="oooc:=[.Q15]/[.F15]" office:value-type="float" office:value="3.47676727273847">
            <text:p>3.48</text:p>
          </table:table-cell>
          <table:table-cell table:formula="oooc:=[.G15]/[.H15]" office:value-type="float" office:value="27.8141381819078">
            <text:p>27.81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6]-[.R16]/2);[.R16])" office:value-type="float" office:value="25000">
            <text:p>25,000</text:p>
          </table:table-cell>
          <table:table-cell table:formula="oooc:=CEILING(([.P16]-[.S16]/2);[.S16])" office:value-type="float" office:value="5.7">
            <text:p>5.7</text:p>
          </table:table-cell>
          <table:table-cell/>
          <table:table-cell table:formula="oooc:=[.F15]" office:value-type="float" office:value="8">
            <text:p>8</text:p>
          </table:table-cell>
          <table:table-cell table:formula="oooc:=[.G15]*[$globals.$C$28]" office:value-type="float" office:value="36.3613775962016">
            <text:p>36.36</text:p>
          </table:table-cell>
          <table:table-cell table:formula="oooc:=[.H15]" office:value-type="float" office:value="0.8">
            <text:p>0.8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3]/[.F16]/[.U13]*[.O16]" office:value-type="float" office:value="628.362244955408">
            <text:p>628.36</text:p>
          </table:table-cell>
          <table:table-cell table:formula="oooc:=[.W13]/[.K16]" office:value-type="float" office:value="1.27315096733218">
            <text:p>1.27</text:p>
          </table:table-cell>
          <table:table-cell table:formula="oooc:=([.D16]/[.C16])/([.P16]/[.O16])" office:value-type="float" office:value="1.00865946061924">
            <text:p>1.01</text:p>
          </table:table-cell>
          <table:table-cell/>
          <table:table-cell table:formula="oooc:=[.G16]^[$globals.$C$17]*[$globals.$C$23]/[.P16]*[.I16]*[.U16]" office:value-type="float" office:value="25134.4897982163">
            <text:p>25134.49</text:p>
          </table:table-cell>
          <table:table-cell table:formula="oooc:=[.Q16]/[.F16]" office:value-type="float" office:value="5.68146524940651">
            <text:p>5.68</text:p>
          </table:table-cell>
          <table:table-cell table:formula="oooc:=[.G16]/[.H16]" office:value-type="float" office:value="45.451721995252">
            <text:p>45.45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7]-[.R17]/2);[.R17])" office:value-type="float" office:value="62000">
            <text:p>62,000</text:p>
          </table:table-cell>
          <table:table-cell table:formula="oooc:=CEILING(([.P17]-[.S17]/2);[.S17])" office:value-type="float" office:value="9.3">
            <text:p>9.3</text:p>
          </table:table-cell>
          <table:table-cell/>
          <table:table-cell table:formula="oooc:=[.F16]" office:value-type="float" office:value="8">
            <text:p>8</text:p>
          </table:table-cell>
          <table:table-cell table:formula="oooc:=[.G16]*[$globals.$C$28]" office:value-type="float" office:value="59.4189622219524">
            <text:p>59.42</text:p>
          </table:table-cell>
          <table:table-cell table:formula="oooc:=[.H16]" office:value-type="float" office:value="0.8">
            <text:p>0.8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3]/[.F17]/[.U13]*[.O17]" office:value-type="float" office:value="1558.78723279834">
            <text:p>1558.79</text:p>
          </table:table-cell>
          <table:table-cell table:formula="oooc:=[.W13]/[.K17]" office:value-type="float" office:value="0.513219497290746">
            <text:p>0.51</text:p>
          </table:table-cell>
          <table:table-cell table:formula="oooc:=([.D17]/[.C17])/([.P17]/[.O17])" office:value-type="float" office:value="1.00737925236503">
            <text:p>1.01</text:p>
          </table:table-cell>
          <table:table-cell/>
          <table:table-cell table:formula="oooc:=[.G17]^[$globals.$C$17]*[$globals.$C$23]/[.P17]*[.I17]*[.U17]" office:value-type="float" office:value="62351.4893119338">
            <text:p>62351.49</text:p>
          </table:table-cell>
          <table:table-cell table:formula="oooc:=[.Q17]/[.F17]" office:value-type="float" office:value="9.28421284718006">
            <text:p>9.28</text:p>
          </table:table-cell>
          <table:table-cell table:formula="oooc:=[.G17]/[.H17]" office:value-type="float" office:value="74.2737027774405">
            <text:p>74.27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8]-[.R18]/2);[.R18])" office:value-type="float" office:value="150000">
            <text:p>150,000</text:p>
          </table:table-cell>
          <table:table-cell table:formula="oooc:=CEILING(([.P18]-[.S18]/2);[.S18])" office:value-type="float" office:value="15">
            <text:p>15</text:p>
          </table:table-cell>
          <table:table-cell/>
          <table:table-cell table:formula="oooc:=[.F17]" office:value-type="float" office:value="8">
            <text:p>8</text:p>
          </table:table-cell>
          <table:table-cell table:formula="oooc:=[.G17]*[$globals.$C$28]" office:value-type="float" office:value="97.0978908099076">
            <text:p>97.1</text:p>
          </table:table-cell>
          <table:table-cell table:formula="oooc:=[.H17]" office:value-type="float" office:value="0.8">
            <text:p>0.8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3]/[.F18]/[.U13]*[.O18]" office:value-type="float" office:value="3866.90584394922">
            <text:p>3866.91</text:p>
          </table:table-cell>
          <table:table-cell table:formula="oooc:=[.W13]/[.K18]" office:value-type="float" office:value="0.206883754682522">
            <text:p>0.21</text:p>
          </table:table-cell>
          <table:table-cell table:formula="oooc:=([.D18]/[.C18])/([.P18]/[.O18])" office:value-type="float" office:value="1.01951534455988">
            <text:p>1.02</text:p>
          </table:table-cell>
          <table:table-cell/>
          <table:table-cell table:formula="oooc:=[.G18]^[$globals.$C$17]*[$globals.$C$23]/[.P18]*[.I18]*[.U18]" office:value-type="float" office:value="154676.233757969">
            <text:p>154676.23</text:p>
          </table:table-cell>
          <table:table-cell table:formula="oooc:=[.Q18]/[.F18]" office:value-type="float" office:value="15.1715454390481">
            <text:p>15.17</text:p>
          </table:table-cell>
          <table:table-cell table:formula="oooc:=[.G18]/[.H18]" office:value-type="float" office:value="121.372363512384">
            <text:p>121.37</text:p>
          </table:table-cell>
          <table:table-cell table:formula="oooc:=MAX(10^(FLOOR(LOG([.O18];10);1)-1);5)" office:value-type="float" office:value="10000">
            <text:p>10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9]-[.R19]/2);[.R19])" office:value-type="float" office:value="380000">
            <text:p>380,000</text:p>
          </table:table-cell>
          <table:table-cell table:formula="oooc:=CEILING(([.P19]-[.S19]/2);[.S19])" office:value-type="float" office:value="25">
            <text:p>25</text:p>
          </table:table-cell>
          <table:table-cell/>
          <table:table-cell table:formula="oooc:=[.F18]" office:value-type="float" office:value="8">
            <text:p>8</text:p>
          </table:table-cell>
          <table:table-cell table:formula="oooc:=[.G18]*[$globals.$C$28]" office:value-type="float" office:value="158.669893366962">
            <text:p>158.67</text:p>
          </table:table-cell>
          <table:table-cell table:formula="oooc:=[.H18]" office:value-type="float" office:value="0.8">
            <text:p>0.8</text:p>
          </table:table-cell>
          <table:table-cell table:formula="oooc:=[.I18]" office:value-type="float" office:value="1">
            <text:p>1</text:p>
          </table:table-cell>
          <table:table-cell/>
          <table:table-cell table:formula="oooc:=[.V13]/[.F19]/[.U13]*[.O19]" office:value-type="float" office:value="9592.68878480933">
            <text:p>9592.69</text:p>
          </table:table-cell>
          <table:table-cell table:formula="oooc:=[.W13]/[.K19]" office:value-type="float" office:value="0.0833968471141119">
            <text:p>0.08</text:p>
          </table:table-cell>
          <table:table-cell table:formula="oooc:=([.D19]/[.C19])/([.P19]/[.O19])" office:value-type="float" office:value="1.01822135782763">
            <text:p>1.02</text:p>
          </table:table-cell>
          <table:table-cell/>
          <table:table-cell table:formula="oooc:=[.G19]^[$globals.$C$17]*[$globals.$C$23]/[.P19]*[.I19]*[.U19]" office:value-type="float" office:value="383707.551392373">
            <text:p>383707.55</text:p>
          </table:table-cell>
          <table:table-cell table:formula="oooc:=[.Q19]/[.F19]" office:value-type="float" office:value="24.7921708385878">
            <text:p>24.79</text:p>
          </table:table-cell>
          <table:table-cell table:formula="oooc:=[.G19]/[.H19]" office:value-type="float" office:value="198.337366708703">
            <text:p>198.34</text:p>
          </table:table-cell>
          <table:table-cell table:formula="oooc:=MAX(10^(FLOOR(LOG([.O19];10);1)-1);5)" office:value-type="float" office:value="10000">
            <text:p>10000</text:p>
          </table:table-cell>
          <table:table-cell table:formula="oooc:=10^(FLOOR(LOG([.P19];10);1)-1)" office:value-type="float" office:value="1">
            <text:p>1</text:p>
          </table:table-cell>
          <table:table-cell/>
          <table:table-cell table:formula="oooc:=[.U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3]-[.R23]/2);[.R23])" office:value-type="float" office:value="76000">
            <text:p>76,000</text:p>
          </table:table-cell>
          <table:table-cell table:formula="oooc:=CEILING(([.P23]-[.S23]/2);[.S23])" office:value-type="float" office:value="2">
            <text:p>2</text:p>
          </table:table-cell>
          <table:table-cell/>
          <table:table-cell table:formula="oooc:=[.Q23]/[.P23]" office:value-type="float" office:value="52.9753308828446">
            <text:p>52.98</text:p>
          </table:table-cell>
          <table:table-cell table:formula="oooc:=[$globals.$C$13] ^ [.$G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I22]" office:value-type="float" office:value="4">
            <text:p>4</text:p>
          </table:table-cell>
          <table:table-cell/>
          <table:table-cell table:formula="oooc:=[.V22]/[.F23]/[.U22]*[.O23]" office:value-type="float" office:value="1140.33171105089">
            <text:p>1140.33</text:p>
          </table:table-cell>
          <table:table-cell table:formula="oooc:=[.W22]/[.K23]" office:value-type="float" office:value="0.701550252656528">
            <text:p>0.7</text:p>
          </table:table-cell>
          <table:table-cell table:formula="oooc:=([.D23]/[.C23])/([.P23]/[.O23])" office:value-type="float" office:value="0.993576475478964">
            <text:p>0.99</text:p>
          </table:table-cell>
          <table:table-cell/>
          <table:table-cell table:formula="oooc:=[.G23]^[$globals.$C$17]*[$globals.$C$23]/[.P23]*[.I23]*[.U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G23]/[.H23]" office:value-type="float" office:value="105.950661765689">
            <text:p>105.95</text:p>
          </table:table-cell>
          <table:table-cell table:formula="oooc:=MAX(10^(FLOOR(LOG([.O23];10);1)-1);5)" office:value-type="float" office:value="1000">
            <text:p>1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4]-[.R24]/2);[.R24])" office:value-type="float" office:value="240000">
            <text:p>240,000</text:p>
          </table:table-cell>
          <table:table-cell table:formula="oooc:=CEILING(([.P24]-[.S24]/2);[.S24])" office:value-type="float" office:value="2.5">
            <text:p>2.5</text:p>
          </table:table-cell>
          <table:table-cell/>
          <table:table-cell table:formula="oooc:=[.Q24]/[.P24]" office:value-type="float" office:value="73.451810176854">
            <text:p>73.45</text:p>
          </table:table-cell>
          <table:table-cell table:formula="oooc:=[.G23]*[$globals.$C$28]" office:value-type="float" office:value="60.5977433959045">
            <text:p>60.6</text:p>
          </table:table-cell>
          <table:table-cell table:formula="oooc:=[.H23]-0.02" office:value-type="float" office:value="0.33">
            <text:p>0.33</text:p>
          </table:table-cell>
          <table:table-cell table:formula="oooc:=[.I23]" office:value-type="float" office:value="4">
            <text:p>4</text:p>
          </table:table-cell>
          <table:table-cell/>
          <table:table-cell table:formula="oooc:=[.V22]/[.F24]/[.U22]*[.O24]" office:value-type="float" office:value="2667.18938811312">
            <text:p>2667.19</text:p>
          </table:table-cell>
          <table:table-cell table:formula="oooc:=[.W22]/[.K24]" office:value-type="float" office:value="0.299941205362231">
            <text:p>0.3</text:p>
          </table:table-cell>
          <table:table-cell table:formula="oooc:=([.D24]/[.C24])/([.P24]/[.O24])" office:value-type="float" office:value="1.02036400334065">
            <text:p>1.02</text:p>
          </table:table-cell>
          <table:table-cell/>
          <table:table-cell table:formula="oooc:=[.G24]^[$globals.$C$17]*[$globals.$C$23]/[.P24]*[.I24]*[.U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G24]/[.H24]" office:value-type="float" office:value="183.629525442135">
            <text:p>183.6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5]-[.R25]/2);[.R25])" office:value-type="float" office:value="830000">
            <text:p>830,000</text:p>
          </table:table-cell>
          <table:table-cell table:formula="oooc:=CEILING(([.P25]-[.S25]/2);[.S25])" office:value-type="float" office:value="3">
            <text:p>3</text:p>
          </table:table-cell>
          <table:table-cell/>
          <table:table-cell table:formula="oooc:=[.Q25]/[.P25]" office:value-type="float" office:value="106.477595912569">
            <text:p>106.48</text:p>
          </table:table-cell>
          <table:table-cell table:formula="oooc:=[.G24]*[$globals.$C$28]" office:value-type="float" office:value="99.0241641986894">
            <text:p>99.02</text:p>
          </table:table-cell>
          <table:table-cell table:formula="oooc:=[.H24]-0.02" office:value-type="float" office:value="0.31">
            <text:p>0.31</text:p>
          </table:table-cell>
          <table:table-cell table:formula="oooc:=[.I24]" office:value-type="float" office:value="4">
            <text:p>4</text:p>
          </table:table-cell>
          <table:table-cell/>
          <table:table-cell table:formula="oooc:=[.V22]/[.F25]/[.U22]*[.O25]" office:value-type="float" office:value="6215.53284772192">
            <text:p>6215.53</text:p>
          </table:table-cell>
          <table:table-cell table:formula="oooc:=[.W22]/[.K25]" office:value-type="float" office:value="0.128709801653323">
            <text:p>0.13</text:p>
          </table:table-cell>
          <table:table-cell table:formula="oooc:=([.D25]/[.C25])/([.P25]/[.O25])" office:value-type="float" office:value="0.996709329730476">
            <text:p>1</text:p>
          </table:table-cell>
          <table:table-cell/>
          <table:table-cell table:formula="oooc:=[.G25]^[$globals.$C$17]*[$globals.$C$23]/[.P25]*[.I25]*[.U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G25]/[.H25]" office:value-type="float" office:value="319.432787737708">
            <text:p>319.43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6]-[.R26]/2);[.R26])" office:value-type="float" office:value="3100000">
            <text:p>3,100,000</text:p>
          </table:table-cell>
          <table:table-cell table:formula="oooc:=CEILING(([.P26]-[.S26]/2);[.S26])" office:value-type="float" office:value="3.2">
            <text:p>3.2</text:p>
          </table:table-cell>
          <table:table-cell/>
          <table:table-cell table:formula="oooc:=[.Q26]/[.P26]" office:value-type="float" office:value="174.372479473324">
            <text:p>174.37</text:p>
          </table:table-cell>
          <table:table-cell table:formula="oooc:=[.G25]*[$globals.$C$28]" office:value-type="float" office:value="161.817660951245">
            <text:p>161.82</text:p>
          </table:table-cell>
          <table:table-cell table:formula="oooc:=[.H25]-0.02" office:value-type="float" office:value="0.29">
            <text:p>0.29</text:p>
          </table:table-cell>
          <table:table-cell table:formula="oooc:=[.I25]" office:value-type="float" office:value="4">
            <text:p>4</text:p>
          </table:table-cell>
          <table:table-cell/>
          <table:table-cell table:formula="oooc:=[.V22]/[.F26]/[.U22]*[.O26]" office:value-type="float" office:value="14424.1897680606">
            <text:p>14424.19</text:p>
          </table:table-cell>
          <table:table-cell table:formula="oooc:=[.W22]/[.K26]" office:value-type="float" office:value="0.055462387341259">
            <text:p>0.06</text:p>
          </table:table-cell>
          <table:table-cell table:formula="oooc:=([.D26]/[.C26])/([.P26]/[.O26])" office:value-type="float" office:value="1.01418618316551">
            <text:p>1.01</text:p>
          </table:table-cell>
          <table:table-cell/>
          <table:table-cell table:formula="oooc:=[.G26]^[$globals.$C$17]*[$globals.$C$23]/[.P26]*[.I26]*[.U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G26]/[.H26]" office:value-type="float" office:value="557.991934314636">
            <text:p>557.99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7]-[.R27]/2);[.R27])" office:value-type="float" office:value="12000000">
            <text:p>12,000,000</text:p>
          </table:table-cell>
          <table:table-cell table:formula="oooc:=CEILING(([.P27]-[.S27]/2);[.S27])" office:value-type="float" office:value="3.4">
            <text:p>3.4</text:p>
          </table:table-cell>
          <table:table-cell/>
          <table:table-cell table:formula="oooc:=[.Q27]/[.P27]" office:value-type="float" office:value="288.05006115328">
            <text:p>288.05</text:p>
          </table:table-cell>
          <table:table-cell table:formula="oooc:=[.G26]*[$globals.$C$28]" office:value-type="float" office:value="264.429956138711">
            <text:p>264.43</text:p>
          </table:table-cell>
          <table:table-cell table:formula="oooc:=[.H26]-0.02" office:value-type="float" office:value="0.27">
            <text:p>0.27</text:p>
          </table:table-cell>
          <table:table-cell table:formula="oooc:=[.I26]" office:value-type="float" office:value="4">
            <text:p>4</text:p>
          </table:table-cell>
          <table:table-cell/>
          <table:table-cell table:formula="oooc:=[.V22]/[.F27]/[.U22]*[.O27]" office:value-type="float" office:value="33314.5499809556">
            <text:p>33314.55</text:p>
          </table:table-cell>
          <table:table-cell table:formula="oooc:=[.W22]/[.K27]" office:value-type="float" office:value="0.0240135316387981">
            <text:p>0.02</text:p>
          </table:table-cell>
          <table:table-cell table:formula="oooc:=([.D27]/[.C27])/([.P27]/[.O27])" office:value-type="float" office:value="0.999610224927945">
            <text:p>1</text:p>
          </table:table-cell>
          <table:table-cell/>
          <table:table-cell table:formula="oooc:=[.G27]^[$globals.$C$17]*[$globals.$C$23]/[.P27]*[.I27]*[.U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G27]/[.H27]" office:value-type="float" office:value="979.370207921151">
            <text:p>979.37</text:p>
          </table:table-cell>
          <table:table-cell table:formula="oooc:=MAX(10^(FLOOR(LOG([.O27];10);1)-1);5)" office:value-type="float" office:value="1000000">
            <text:p>1000000</text:p>
          </table:table-cell>
          <table:table-cell table:formula="oooc:=10^(FLOOR(LOG([.P27];10);1)-1)" office:value-type="float" office:value="0.1">
            <text:p>0.1</text:p>
          </table:table-cell>
          <table:table-cell/>
          <table:table-cell table:formula="oooc:=[.U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8]-[.R28]/2);[.R28])" office:value-type="float" office:value="46000000">
            <text:p>46,000,000</text:p>
          </table:table-cell>
          <table:table-cell table:formula="oooc:=CEILING(([.P28]-[.S28]/2);[.S28])" office:value-type="float" office:value="3.6">
            <text:p>3.6</text:p>
          </table:table-cell>
          <table:table-cell/>
          <table:table-cell table:formula="oooc:=[.Q28]/[.P28]" office:value-type="float" office:value="480.123404828189">
            <text:p>480.12</text:p>
          </table:table-cell>
          <table:table-cell table:formula="oooc:=[.G27]*[$globals.$C$28]" office:value-type="float" office:value="432.11106434537">
            <text:p>432.11</text:p>
          </table:table-cell>
          <table:table-cell table:formula="oooc:=[.H27]-0.02" office:value-type="float" office:value="0.25">
            <text:p>0.25</text:p>
          </table:table-cell>
          <table:table-cell table:formula="oooc:=[.I27]" office:value-type="float" office:value="4">
            <text:p>4</text:p>
          </table:table-cell>
          <table:table-cell/>
          <table:table-cell table:formula="oooc:=[.V22]/[.F28]/[.U22]*[.O28]" office:value-type="float" office:value="76522.1128913278">
            <text:p>76522.11</text:p>
          </table:table-cell>
          <table:table-cell table:formula="oooc:=[.W22]/[.K28]" office:value-type="float" office:value="0.0104544943908712">
            <text:p>0.01</text:p>
          </table:table-cell>
          <table:table-cell table:formula="oooc:=([.D28]/[.C28])/([.P28]/[.O28])" office:value-type="float" office:value="0.998371124620418">
            <text:p>1</text:p>
          </table:table-cell>
          <table:table-cell/>
          <table:table-cell table:formula="oooc:=[.G28]^[$globals.$C$17]*[$globals.$C$23]/[.P28]*[.I28]*[.U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G28]/[.H28]" office:value-type="float" office:value="1728.44425738148">
            <text:p>1728.44</text:p>
          </table:table-cell>
          <table:table-cell table:formula="oooc:=MAX(10^(FLOOR(LOG([.O28];10);1)-1);5)" office:value-type="float" office:value="1000000">
            <text:p>1000000</text:p>
          </table:table-cell>
          <table:table-cell table:formula="oooc:=10^(FLOOR(LOG([.P28];10);1)-1)" office:value-type="float" office:value="0.1">
            <text:p>0.1</text:p>
          </table:table-cell>
          <table:table-cell/>
          <table:table-cell table:formula="oooc:=[.U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Rear Homing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0">
            <text:p>30</text:p>
          </table:table-cell>
          <table:table-cell table:formula="oooc:=[.G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2]-[.R32]/2);[.R32])" office:value-type="float" office:value="1900000">
            <text:p>1,900,000</text:p>
          </table:table-cell>
          <table:table-cell table:formula="oooc:=CEILING(([.P32]-[.S32]/2);[.S32])" office:value-type="float" office:value="1.3">
            <text:p>1.3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$globals.$C$13] ^ [.$G31] * [$globals.$D$20]" office:value-type="float" office:value="100.988651900237">
            <text:p>100.99</text:p>
          </table:table-cell>
          <table:table-cell table:formula="oooc:=[.H31]" office:value-type="float" office:value="2.5">
            <text:p>2.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31]/[.F32]/[.U31]*[.O32]" office:value-type="float" office:value="12995.1040071238">
            <text:p>12995.1</text:p>
          </table:table-cell>
          <table:table-cell table:formula="oooc:=[.W31]/[.K32]" office:value-type="float" office:value="0.0615616465679266">
            <text:p>0.06</text:p>
          </table:table-cell>
          <table:table-cell table:formula="oooc:=([.D32]/[.C32])/([.P32]/[.O32])" office:value-type="float" office:value="0.990488548273155">
            <text:p>0.99</text:p>
          </table:table-cell>
          <table:table-cell/>
          <table:table-cell table:formula="oooc:=[.G32]^[$globals.$C$17]*[$globals.$C$23]/[.P32]*[.I32]*[.U32]" office:value-type="float" office:value="1949265.60106856">
            <text:p>1949265.6</text:p>
          </table:table-cell>
          <table:table-cell table:formula="oooc:=[.Q32]/[.F32]" office:value-type="float" office:value="1.34651535866983">
            <text:p>1.35</text:p>
          </table:table-cell>
          <table:table-cell table:formula="oooc:=[.G32]/[.H32]" office:value-type="float" office:value="40.3954607600949">
            <text:p>40.4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3]-[.R33]/2);[.R33])" office:value-type="float" office:value="4800000">
            <text:p>4,800,000</text:p>
          </table:table-cell>
          <table:table-cell table:formula="oooc:=CEILING(([.P33]-[.S33]/2);[.S33])" office:value-type="float" office:value="2.2">
            <text:p>2.2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8]" office:value-type="float" office:value="165.027875421665">
            <text:p>165.03</text:p>
          </table:table-cell>
          <table:table-cell table:formula="oooc:=[.H32]" office:value-type="float" office:value="2.5">
            <text:p>2.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31]/[.F33]/[.U31]*[.O33]" office:value-type="float" office:value="32237.1408814173">
            <text:p>32237.14</text:p>
          </table:table-cell>
          <table:table-cell table:formula="oooc:=[.W31]/[.K33]" office:value-type="float" office:value="0.0248160965311024">
            <text:p>0.02</text:p>
          </table:table-cell>
          <table:table-cell table:formula="oooc:=([.D33]/[.C33])/([.P33]/[.O33])" office:value-type="float" office:value="1.00724048737275">
            <text:p>1.01</text:p>
          </table:table-cell>
          <table:table-cell/>
          <table:table-cell table:formula="oooc:=[.G33]^[$globals.$C$17]*[$globals.$C$23]/[.P33]*[.I33]*[.U33]" office:value-type="float" office:value="4835571.13221259">
            <text:p>4835571.13</text:p>
          </table:table-cell>
          <table:table-cell table:formula="oooc:=[.Q33]/[.F33]" office:value-type="float" office:value="2.20037167228887">
            <text:p>2.2</text:p>
          </table:table-cell>
          <table:table-cell table:formula="oooc:=[.G33]/[.H33]" office:value-type="float" office:value="66.0111501686662">
            <text:p>66.01</text:p>
          </table:table-cell>
          <table:table-cell table:formula="oooc:=MAX(10^(FLOOR(LOG([.O33];10);1)-1);5)" office:value-type="float" office:value="100000">
            <text:p>1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4]-[.R34]/2);[.R34])" office:value-type="float" office:value="12000000">
            <text:p>12,000,000</text:p>
          </table:table-cell>
          <table:table-cell table:formula="oooc:=CEILING(([.P34]-[.S34]/2);[.S34])" office:value-type="float" office:value="3.6">
            <text:p>3.6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8]" office:value-type="float" office:value="269.675841332077">
            <text:p>269.68</text:p>
          </table:table-cell>
          <table:table-cell table:formula="oooc:=[.H33]" office:value-type="float" office:value="2.5">
            <text:p>2.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31]/[.F34]/[.U31]*[.O34]" office:value-type="float" office:value="79971.137717609">
            <text:p>79971.14</text:p>
          </table:table-cell>
          <table:table-cell table:formula="oooc:=[.W31]/[.K34]" office:value-type="float" office:value="0.0100036090873801">
            <text:p>0.01</text:p>
          </table:table-cell>
          <table:table-cell table:formula="oooc:=([.D34]/[.C34])/([.P34]/[.O34])" office:value-type="float" office:value="1.00084081860553">
            <text:p>1</text:p>
          </table:table-cell>
          <table:table-cell/>
          <table:table-cell table:formula="oooc:=[.G34]^[$globals.$C$17]*[$globals.$C$23]/[.P34]*[.I34]*[.U34]" office:value-type="float" office:value="11995670.6576413">
            <text:p>11995670.66</text:p>
          </table:table-cell>
          <table:table-cell table:formula="oooc:=[.Q34]/[.F34]" office:value-type="float" office:value="3.59567788442769">
            <text:p>3.6</text:p>
          </table:table-cell>
          <table:table-cell table:formula="oooc:=[.G34]/[.H34]" office:value-type="float" office:value="107.870336532831">
            <text:p>107.87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5]-[.R35]/2);[.R35])" office:value-type="float" office:value="30000000">
            <text:p>30,000,000</text:p>
          </table:table-cell>
          <table:table-cell table:formula="oooc:=CEILING(([.P35]-[.S35]/2);[.S35])" office:value-type="float" office:value="5.9">
            <text:p>5.9</text:p>
          </table:table-cell>
          <table:table-cell/>
          <table:table-cell table:formula="oooc:=[.F34]" office:value-type="float" office:value="30">
            <text:p>30</text:p>
          </table:table-cell>
          <table:table-cell table:formula="oooc:=[.G34]*[$globals.$C$28]" office:value-type="float" office:value="440.683485819244">
            <text:p>440.68</text:p>
          </table:table-cell>
          <table:table-cell table:formula="oooc:=[.H34]" office:value-type="float" office:value="2.5">
            <text:p>2.5</text:p>
          </table:table-cell>
          <table:table-cell table:formula="oooc:=[.I34]" office:value-type="float" office:value="1">
            <text:p>1</text:p>
          </table:table-cell>
          <table:table-cell/>
          <table:table-cell table:formula="oooc:=[.V31]/[.F35]/[.U31]*[.O35]" office:value-type="float" office:value="198385.548252367">
            <text:p>198385.55</text:p>
          </table:table-cell>
          <table:table-cell table:formula="oooc:=[.W31]/[.K35]" office:value-type="float" office:value="0.00403255180151689">
            <text:p>0</text:p>
          </table:table-cell>
          <table:table-cell table:formula="oooc:=([.D35]/[.C35])/([.P35]/[.O35])" office:value-type="float" office:value="0.996016505343699">
            <text:p>1</text:p>
          </table:table-cell>
          <table:table-cell/>
          <table:table-cell table:formula="oooc:=[.G35]^[$globals.$C$17]*[$globals.$C$23]/[.P35]*[.I35]*[.U35]" office:value-type="float" office:value="29757832.2378551">
            <text:p>29757832.24</text:p>
          </table:table-cell>
          <table:table-cell table:formula="oooc:=[.Q35]/[.F35]" office:value-type="float" office:value="5.87577981092325">
            <text:p>5.88</text:p>
          </table:table-cell>
          <table:table-cell table:formula="oooc:=[.G35]/[.H35]" office:value-type="float" office:value="176.273394327698">
            <text:p>176.27</text:p>
          </table:table-cell>
          <table:table-cell table:formula="oooc:=MAX(10^(FLOOR(LOG([.O35];10);1)-1);5)" office:value-type="float" office:value="1000000">
            <text:p>1000000</text:p>
          </table:table-cell>
          <table:table-cell table:formula="oooc:=10^(FLOOR(LOG([.P35];10);1)-1)" office:value-type="float" office:value="0.1">
            <text:p>0.1</text:p>
          </table:table-cell>
          <table:table-cell/>
          <table:table-cell table:formula="oooc:=[.U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6]-[.R36]/2);[.R36])" office:value-type="float" office:value="74000000">
            <text:p>74,000,000</text:p>
          </table:table-cell>
          <table:table-cell table:formula="oooc:=CEILING(([.P36]-[.S36]/2);[.S36])" office:value-type="float" office:value="9.6">
            <text:p>9.6</text:p>
          </table:table-cell>
          <table:table-cell/>
          <table:table-cell table:formula="oooc:=[.F35]" office:value-type="float" office:value="30">
            <text:p>30</text:p>
          </table:table-cell>
          <table:table-cell table:formula="oooc:=[.G35]*[$globals.$C$28]" office:value-type="float" office:value="720.131005115363">
            <text:p>720.13</text:p>
          </table:table-cell>
          <table:table-cell table:formula="oooc:=[.H35]" office:value-type="float" office:value="2.5">
            <text:p>2.5</text:p>
          </table:table-cell>
          <table:table-cell table:formula="oooc:=[.I35]" office:value-type="float" office:value="1">
            <text:p>1</text:p>
          </table:table-cell>
          <table:table-cell/>
          <table:table-cell table:formula="oooc:=[.V31]/[.F36]/[.U31]*[.O36]" office:value-type="float" office:value="492137.874721349">
            <text:p>492137.87</text:p>
          </table:table-cell>
          <table:table-cell table:formula="oooc:=[.W31]/[.K36]" office:value-type="float" office:value="0.00162556072412221">
            <text:p>0</text:p>
          </table:table-cell>
          <table:table-cell table:formula="oooc:=([.D36]/[.C36])/([.P36]/[.O36])" office:value-type="float" office:value="0.997395295464725">
            <text:p>1</text:p>
          </table:table-cell>
          <table:table-cell/>
          <table:table-cell table:formula="oooc:=[.G36]^[$globals.$C$17]*[$globals.$C$23]/[.P36]*[.I36]*[.U36]" office:value-type="float" office:value="73820681.2082024">
            <text:p>73820681.21</text:p>
          </table:table-cell>
          <table:table-cell table:formula="oooc:=[.Q36]/[.F36]" office:value-type="float" office:value="9.60174673487151">
            <text:p>9.6</text:p>
          </table:table-cell>
          <table:table-cell table:formula="oooc:=[.G36]/[.H36]" office:value-type="float" office:value="288.052402046145">
            <text:p>288.05</text:p>
          </table:table-cell>
          <table:table-cell table:formula="oooc:=MAX(10^(FLOOR(LOG([.O36];10);1)-1);5)" office:value-type="float" office:value="1000000">
            <text:p>1000000</text:p>
          </table:table-cell>
          <table:table-cell table:formula="oooc:=10^(FLOOR(LOG([.P36];10);1)-1)" office:value-type="float" office:value="0.1">
            <text:p>0.1</text:p>
          </table:table-cell>
          <table:table-cell/>
          <table:table-cell table:formula="oooc:=[.U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7]-[.R37]/2);[.R37])" office:value-type="float" office:value="180000000">
            <text:p>180,000,000</text:p>
          </table:table-cell>
          <table:table-cell table:formula="oooc:=CEILING(([.P37]-[.S37]/2);[.S37])" office:value-type="float" office:value="16">
            <text:p>16</text:p>
          </table:table-cell>
          <table:table-cell/>
          <table:table-cell table:formula="oooc:=[.F36]" office:value-type="float" office:value="30">
            <text:p>30</text:p>
          </table:table-cell>
          <table:table-cell table:formula="oooc:=[.G36]*[$globals.$C$28]" office:value-type="float" office:value="1176.78261431647">
            <text:p>1176.78</text:p>
          </table:table-cell>
          <table:table-cell table:formula="oooc:=[.H36]" office:value-type="float" office:value="2.5">
            <text:p>2.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1]/[.F37]/[.U31]*[.O37]" office:value-type="float" office:value="1220853.48387949">
            <text:p>1220853.48</text:p>
          </table:table-cell>
          <table:table-cell table:formula="oooc:=[.W31]/[.K37]" office:value-type="float" office:value="0.000655279286633026">
            <text:p>0</text:p>
          </table:table-cell>
          <table:table-cell table:formula="oooc:=([.D37]/[.C37])/([.P37]/[.O37])" office:value-type="float" office:value="1.03745030647706">
            <text:p>1.04</text:p>
          </table:table-cell>
          <table:table-cell/>
          <table:table-cell table:formula="oooc:=[.G37]^[$globals.$C$17]*[$globals.$C$23]/[.P37]*[.I37]*[.U37]" office:value-type="float" office:value="183128022.581924">
            <text:p>183128022.58</text:p>
          </table:table-cell>
          <table:table-cell table:formula="oooc:=[.Q37]/[.F37]" office:value-type="float" office:value="15.6904348575529">
            <text:p>15.69</text:p>
          </table:table-cell>
          <table:table-cell table:formula="oooc:=[.G37]/[.H37]" office:value-type="float" office:value="470.713045726587">
            <text:p>470.71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1">
            <text:p>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1]-[.R41]/2);[.R41])" office:value-type="float" office:value="23000000">
            <text:p>23,000,000</text:p>
          </table:table-cell>
          <table:table-cell table:formula="oooc:=CEILING(([.P41]-[.S41]/2);[.S41])" office:value-type="float" office:value="2">
            <text:p>2</text:p>
          </table:table-cell>
          <table:table-cell/>
          <table:table-cell table:formula="oooc:=[.Q41]/[.P41]" office:value-type="float" office:value="343.782246062991">
            <text:p>343.78</text:p>
          </table:table-cell>
          <table:table-cell table:formula="oooc:=[$globals.$C$13] ^ [.$G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I40]" office:value-type="float" office:value="4">
            <text:p>4</text:p>
          </table:table-cell>
          <table:table-cell/>
          <table:table-cell table:formula="oooc:=[.V40]/[.F41]/[.U40]*[.O41]" office:value-type="float" office:value="53075.771886867">
            <text:p>53075.77</text:p>
          </table:table-cell>
          <table:table-cell table:formula="oooc:=[.W40]/[.K41]" office:value-type="float" office:value="0.0150727906831997">
            <text:p>0.02</text:p>
          </table:table-cell>
          <table:table-cell table:formula="oooc:=([.D41]/[.C41])/([.P41]/[.O41])" office:value-type="float" office:value="0.991658047325767">
            <text:p>0.99</text:p>
          </table:table-cell>
          <table:table-cell/>
          <table:table-cell table:formula="oooc:=[.G41]^[$globals.$C$17]*[$globals.$C$23]/[.P41]*[.I41]*[.U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G41]/[.H41]" office:value-type="float" office:value="687.564492125983">
            <text:p>687.56</text:p>
          </table:table-cell>
          <table:table-cell table:formula="oooc:=MAX(10^(FLOOR(LOG([.O41];10);1)-1);5)" office:value-type="float" office:value="1000000">
            <text:p>1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2]-[.R42]/2);[.R42])" office:value-type="float" office:value="74000000">
            <text:p>74,000,000</text:p>
          </table:table-cell>
          <table:table-cell table:formula="oooc:=CEILING(([.P42]-[.S42]/2);[.S42])" office:value-type="float" office:value="2.5">
            <text:p>2.5</text:p>
          </table:table-cell>
          <table:table-cell/>
          <table:table-cell table:formula="oooc:=[.Q42]/[.P42]" office:value-type="float" office:value="473.079969474995">
            <text:p>473.08</text:p>
          </table:table-cell>
          <table:table-cell table:formula="oooc:=[.G41]*[$globals.$C$28]" office:value-type="float" office:value="449.425971001246">
            <text:p>449.43</text:p>
          </table:table-cell>
          <table:table-cell table:formula="oooc:=[.H41]-0.02" office:value-type="float" office:value="0.38">
            <text:p>0.38</text:p>
          </table:table-cell>
          <table:table-cell table:formula="oooc:=[.I41]" office:value-type="float" office:value="4">
            <text:p>4</text:p>
          </table:table-cell>
          <table:table-cell/>
          <table:table-cell table:formula="oooc:=[.V40]/[.F42]/[.U40]*[.O42]" office:value-type="float" office:value="125082.537087083">
            <text:p>125082.54</text:p>
          </table:table-cell>
          <table:table-cell table:formula="oooc:=[.W40]/[.K42]" office:value-type="float" office:value="0.00639577688964718">
            <text:p>0.01</text:p>
          </table:table-cell>
          <table:table-cell table:formula="oooc:=([.D42]/[.C42])/([.P42]/[.O42])" office:value-type="float" office:value="0.999561534240068">
            <text:p>1</text:p>
          </table:table-cell>
          <table:table-cell/>
          <table:table-cell table:formula="oooc:=[.G42]^[$globals.$C$17]*[$globals.$C$23]/[.P42]*[.I42]*[.U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G42]/[.H42]" office:value-type="float" office:value="1182.69992368749">
            <text:p>1182.7</text:p>
          </table:table-cell>
          <table:table-cell table:formula="oooc:=MAX(10^(FLOOR(LOG([.O42];10);1)-1);5)" office:value-type="float" office:value="1000000">
            <text:p>1000000</text:p>
          </table:table-cell>
          <table:table-cell table:formula="oooc:=10^(FLOOR(LOG([.P42];10);1)-1)" office:value-type="float" office:value="0.1">
            <text:p>0.1</text:p>
          </table:table-cell>
          <table:table-cell/>
          <table:table-cell table:formula="oooc:=[.U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3]-[.R43]/2);[.R43])" office:value-type="float" office:value="250000000">
            <text:p>250,000,000</text:p>
          </table:table-cell>
          <table:table-cell table:formula="oooc:=CEILING(([.P43]-[.S43]/2);[.S43])" office:value-type="float" office:value="3">
            <text:p>3</text:p>
          </table:table-cell>
          <table:table-cell/>
          <table:table-cell table:formula="oooc:=[.Q43]/[.P43]" office:value-type="float" office:value="680.016019384425">
            <text:p>680.02</text:p>
          </table:table-cell>
          <table:table-cell table:formula="oooc:=[.G42]*[$globals.$C$28]" office:value-type="float" office:value="734.417300935179">
            <text:p>734.42</text:p>
          </table:table-cell>
          <table:table-cell table:formula="oooc:=[.H42]-0.02" office:value-type="float" office:value="0.36">
            <text:p>0.36</text:p>
          </table:table-cell>
          <table:table-cell table:formula="oooc:=[.I42]" office:value-type="float" office:value="4">
            <text:p>4</text:p>
          </table:table-cell>
          <table:table-cell/>
          <table:table-cell table:formula="oooc:=[.V40]/[.F43]/[.U40]*[.O43]" office:value-type="float" office:value="293962.778184431">
            <text:p>293962.78</text:p>
          </table:table-cell>
          <table:table-cell table:formula="oooc:=[.W40]/[.K43]" office:value-type="float" office:value="0.00272143298189298">
            <text:p>0</text:p>
          </table:table-cell>
          <table:table-cell table:formula="oooc:=([.D43]/[.C43])/([.P43]/[.O43])" office:value-type="float" office:value="0.999496991340817">
            <text:p>1</text:p>
          </table:table-cell>
          <table:table-cell/>
          <table:table-cell table:formula="oooc:=[.G43]^[$globals.$C$17]*[$globals.$C$23]/[.P43]*[.I43]*[.U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G43]/[.H43]" office:value-type="float" office:value="2040.04805815327">
            <text:p>2040.05</text:p>
          </table:table-cell>
          <table:table-cell table:formula="oooc:=MAX(10^(FLOOR(LOG([.O43];10);1)-1);5)" office:value-type="float" office:value="10000000">
            <text:p>10000000</text:p>
          </table:table-cell>
          <table:table-cell table:formula="oooc:=10^(FLOOR(LOG([.P43];10);1)-1)" office:value-type="float" office:value="0.1">
            <text:p>0.1</text:p>
          </table:table-cell>
          <table:table-cell/>
          <table:table-cell table:formula="oooc:=[.U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4]-[.R44]/2);[.R44])" office:value-type="float" office:value="950000000">
            <text:p>950,000,000</text:p>
          </table:table-cell>
          <table:table-cell table:formula="oooc:=CEILING(([.P44]-[.S44]/2);[.S44])" office:value-type="float" office:value="3.2">
            <text:p>3.2</text:p>
          </table:table-cell>
          <table:table-cell/>
          <table:table-cell table:formula="oooc:=[.Q44]/[.P44]" office:value-type="float" office:value="1103.0589875195">
            <text:p>1103.06</text:p>
          </table:table-cell>
          <table:table-cell table:formula="oooc:=[.G43]*[$globals.$C$28]" office:value-type="float" office:value="1200.12817842122">
            <text:p>1200.13</text:p>
          </table:table-cell>
          <table:table-cell table:formula="oooc:=[.H43]-0.02" office:value-type="float" office:value="0.34">
            <text:p>0.34</text:p>
          </table:table-cell>
          <table:table-cell table:formula="oooc:=[.I43]" office:value-type="float" office:value="4">
            <text:p>4</text:p>
          </table:table-cell>
          <table:table-cell/>
          <table:table-cell table:formula="oooc:=[.V40]/[.F44]/[.U40]*[.O44]" office:value-type="float" office:value="688724.475316499">
            <text:p>688724.48</text:p>
          </table:table-cell>
          <table:table-cell table:formula="oooc:=[.W40]/[.K44]" office:value-type="float" office:value="0.00116156754794051">
            <text:p>0</text:p>
          </table:table-cell>
          <table:table-cell table:formula="oooc:=([.D44]/[.C44])/([.P44]/[.O44])" office:value-type="float" office:value="0.999610161082261">
            <text:p>1</text:p>
          </table:table-cell>
          <table:table-cell/>
          <table:table-cell table:formula="oooc:=[.G44]^[$globals.$C$17]*[$globals.$C$23]/[.P44]*[.I44]*[.U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G44]/[.H44]" office:value-type="float" office:value="3529.78876006241">
            <text:p>3529.79</text:p>
          </table:table-cell>
          <table:table-cell table:formula="oooc:=MAX(10^(FLOOR(LOG([.O44];10);1)-1);5)" office:value-type="float" office:value="10000000">
            <text:p>10000000</text:p>
          </table:table-cell>
          <table:table-cell table:formula="oooc:=10^(FLOOR(LOG([.P44];10);1)-1)" office:value-type="float" office:value="0.1">
            <text:p>0.1</text:p>
          </table:table-cell>
          <table:table-cell/>
          <table:table-cell table:formula="oooc:=[.U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5]-[.R45]/2);[.R45])" office:value-type="float" office:value="3600000000">
            <text:p>3,600,000,000</text:p>
          </table:table-cell>
          <table:table-cell table:formula="oooc:=CEILING(([.P45]-[.S45]/2);[.S45])" office:value-type="float" office:value="3.4">
            <text:p>3.4</text:p>
          </table:table-cell>
          <table:table-cell/>
          <table:table-cell table:formula="oooc:=[.Q45]/[.P45]" office:value-type="float" office:value="1802.53402486195">
            <text:p>1802.53</text:p>
          </table:table-cell>
          <table:table-cell table:formula="oooc:=[.G44]*[$globals.$C$28]" office:value-type="float" office:value="1961.1570190498">
            <text:p>1961.16</text:p>
          </table:table-cell>
          <table:table-cell table:formula="oooc:=[.H44]-0.02" office:value-type="float" office:value="0.32">
            <text:p>0.32</text:p>
          </table:table-cell>
          <table:table-cell table:formula="oooc:=[.I44]" office:value-type="float" office:value="4">
            <text:p>4</text:p>
          </table:table-cell>
          <table:table-cell/>
          <table:table-cell table:formula="oooc:=[.V40]/[.F45]/[.U40]*[.O45]" office:value-type="float" office:value="1608026.996092">
            <text:p>1608027</text:p>
          </table:table-cell>
          <table:table-cell table:formula="oooc:=[.W40]/[.K45]" office:value-type="float" office:value="0.000497504085406681">
            <text:p>0</text:p>
          </table:table-cell>
          <table:table-cell table:formula="oooc:=([.D45]/[.C45])/([.P45]/[.O45])" office:value-type="float" office:value="1.00643172685846">
            <text:p>1.01</text:p>
          </table:table-cell>
          <table:table-cell/>
          <table:table-cell table:formula="oooc:=[.G45]^[$globals.$C$17]*[$globals.$C$23]/[.P45]*[.I45]*[.U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G45]/[.H45]" office:value-type="float" office:value="6128.61568453063">
            <text:p>6128.62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6]-[.R46]/2);[.R46])" office:value-type="float" office:value="14000000000">
            <text:p>14,000,000,000</text:p>
          </table:table-cell>
          <table:table-cell table:formula="oooc:=CEILING(([.P46]-[.S46]/2);[.S46])" office:value-type="float" office:value="3.6">
            <text:p>3.6</text:p>
          </table:table-cell>
          <table:table-cell/>
          <table:table-cell table:formula="oooc:=[.Q46]/[.P46]" office:value-type="float" office:value="2967.38122745998">
            <text:p>2967.38</text:p>
          </table:table-cell>
          <table:table-cell table:formula="oooc:=[.G45]*[$globals.$C$28]" office:value-type="float" office:value="3204.77172565678">
            <text:p>3204.77</text:p>
          </table:table-cell>
          <table:table-cell table:formula="oooc:=[.H45]-0.02" office:value-type="float" office:value="0.3">
            <text:p>0.3</text:p>
          </table:table-cell>
          <table:table-cell table:formula="oooc:=[.I45]" office:value-type="float" office:value="4">
            <text:p>4</text:p>
          </table:table-cell>
          <table:table-cell/>
          <table:table-cell table:formula="oooc:=[.V40]/[.F46]/[.U40]*[.O46]" office:value-type="float" office:value="3739739.65399701">
            <text:p>3739739.65</text:p>
          </table:table-cell>
          <table:table-cell table:formula="oooc:=[.W40]/[.K46]" office:value-type="float" office:value="0.000213918634454932">
            <text:p>0</text:p>
          </table:table-cell>
          <table:table-cell table:formula="oooc:=([.D46]/[.C46])/([.P46]/[.O46])" office:value-type="float" office:value="0.990824396862358">
            <text:p>0.99</text:p>
          </table:table-cell>
          <table:table-cell/>
          <table:table-cell table:formula="oooc:=[.G46]^[$globals.$C$17]*[$globals.$C$23]/[.P46]*[.I46]*[.U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G46]/[.H46]" office:value-type="float" office:value="10682.5724188559">
            <text:p>10682.57</text:p>
          </table:table-cell>
          <table:table-cell table:formula="oooc:=MAX(10^(FLOOR(LOG([.O46];10);1)-1);5)" office:value-type="float" office:value="1000000000">
            <text:p>10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Rear Vulca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20">
            <text:p>320</text:p>
          </table:table-cell>
          <table:table-cell table:formula="oooc:=[.G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0]-[.R50]/2);[.R50])" office:value-type="float" office:value="200000000">
            <text:p>200,000,000</text:p>
          </table:table-cell>
          <table:table-cell table:formula="oooc:=CEILING(([.P50]-[.S50]/2);[.S50])" office:value-type="float" office:value="3.9">
            <text:p>3.9</text:p>
          </table:table-cell>
          <table:table-cell/>
          <table:table-cell table:formula="oooc:=[.F49]" office:value-type="float" office:value="320">
            <text:p>320</text:p>
          </table:table-cell>
          <table:table-cell table:formula="oooc:=[$globals.$C$13] ^ [.$G49] * [$globals.$D$20]" office:value-type="float" office:value="748.987014975847">
            <text:p>748.99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9]/[.F50]/[.U49]*[.O50]" office:value-type="float" office:value="127017.678751952">
            <text:p>127017.68</text:p>
          </table:table-cell>
          <table:table-cell table:formula="oooc:=[.W49]/[.K50]" office:value-type="float" office:value="0.00629833585262011">
            <text:p>0.01</text:p>
          </table:table-cell>
          <table:table-cell table:formula="oooc:=([.D50]/[.C50])/([.P50]/[.O50])" office:value-type="float" office:value="1.01588770910832">
            <text:p>1.02</text:p>
          </table:table-cell>
          <table:table-cell/>
          <table:table-cell table:formula="oooc:=[.G50]^[$globals.$C$17]*[$globals.$C$23]/[.P50]*[.I50]*[.U50]" office:value-type="float" office:value="203228286.003122">
            <text:p>203228286</text:p>
          </table:table-cell>
          <table:table-cell table:formula="oooc:=[.Q50]/[.F50]" office:value-type="float" office:value="3.90097403633254">
            <text:p>3.9</text:p>
          </table:table-cell>
          <table:table-cell table:formula="oooc:=[.G50]/[.H50]" office:value-type="float" office:value="1248.31169162641">
            <text:p>1248.31</text:p>
          </table:table-cell>
          <table:table-cell table:formula="oooc:=MAX(10^(FLOOR(LOG([.O50];10);1)-1);5)" office:value-type="float" office:value="10000000">
            <text:p>10000000</text:p>
          </table:table-cell>
          <table:table-cell table:formula="oooc:=10^(FLOOR(LOG([.P50];10);1)-1)" office:value-type="float" office:value="0.1">
            <text:p>0.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1]-[.R51]/2);[.R51])" office:value-type="float" office:value="500000000">
            <text:p>500,000,000</text:p>
          </table:table-cell>
          <table:table-cell table:formula="oooc:=CEILING(([.P51]-[.S51]/2);[.S51])" office:value-type="float" office:value="6.4">
            <text:p>6.4</text:p>
          </table:table-cell>
          <table:table-cell/>
          <table:table-cell table:formula="oooc:=[.F50]" office:value-type="float" office:value="320">
            <text:p>320</text:p>
          </table:table-cell>
          <table:table-cell table:formula="oooc:=[.G50]*[$globals.$C$28]" office:value-type="float" office:value="1223.93688274978">
            <text:p>1223.94</text:p>
          </table:table-cell>
          <table:table-cell table:formula="oooc:=[.H50]" office:value-type="float" office:value="0.6">
            <text:p>0.6</text:p>
          </table:table-cell>
          <table:table-cell table:formula="oooc:=[.I50]" office:value-type="float" office:value="1">
            <text:p>1</text:p>
          </table:table-cell>
          <table:table-cell/>
          <table:table-cell table:formula="oooc:=[.V49]/[.F51]/[.U49]*[.O51]" office:value-type="float" office:value="315094.577320243">
            <text:p>315094.58</text:p>
          </table:table-cell>
          <table:table-cell table:formula="oooc:=[.W49]/[.K51]" office:value-type="float" office:value="0.00253892024040429">
            <text:p>0</text:p>
          </table:table-cell>
          <table:table-cell table:formula="oooc:=([.D51]/[.C51])/([.P51]/[.O51])" office:value-type="float" office:value="1.01230897656417">
            <text:p>1.01</text:p>
          </table:table-cell>
          <table:table-cell/>
          <table:table-cell table:formula="oooc:=[.G51]^[$globals.$C$17]*[$globals.$C$23]/[.P51]*[.I51]*[.U51]" office:value-type="float" office:value="504151323.71239">
            <text:p>504151323.71</text:p>
          </table:table-cell>
          <table:table-cell table:formula="oooc:=[.Q51]/[.F51]" office:value-type="float" office:value="6.37467126432178">
            <text:p>6.37</text:p>
          </table:table-cell>
          <table:table-cell table:formula="oooc:=[.G51]/[.H51]" office:value-type="float" office:value="2039.89480458297">
            <text:p>2039.89</text:p>
          </table:table-cell>
          <table:table-cell table:formula="oooc:=MAX(10^(FLOOR(LOG([.O51];10);1)-1);5)" office:value-type="float" office:value="10000000">
            <text:p>10000000</text:p>
          </table:table-cell>
          <table:table-cell table:formula="oooc:=10^(FLOOR(LOG([.P51];10);1)-1)" office:value-type="float" office:value="0.1">
            <text:p>0.1</text:p>
          </table:table-cell>
          <table:table-cell/>
          <table:table-cell table:formula="oooc:=[.U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2]-[.R52]/2);[.R52])" office:value-type="float" office:value="1300000000">
            <text:p>1,300,000,000</text:p>
          </table:table-cell>
          <table:table-cell table:formula="oooc:=CEILING(([.P52]-[.S52]/2);[.S52])" office:value-type="float" office:value="10">
            <text:p>10</text:p>
          </table:table-cell>
          <table:table-cell/>
          <table:table-cell table:formula="oooc:=[.F51]" office:value-type="float" office:value="320">
            <text:p>320</text:p>
          </table:table-cell>
          <table:table-cell table:formula="oooc:=[.G51]*[$globals.$C$28]" office:value-type="float" office:value="2000.06336959468">
            <text:p>2000.06</text:p>
          </table:table-cell>
          <table:table-cell table:formula="oooc:=[.H51]" office:value-type="float" office:value="0.6">
            <text:p>0.6</text:p>
          </table:table-cell>
          <table:table-cell table:formula="oooc:=[.I51]" office:value-type="float" office:value="1">
            <text:p>1</text:p>
          </table:table-cell>
          <table:table-cell/>
          <table:table-cell table:formula="oooc:=[.V49]/[.F52]/[.U49]*[.O52]" office:value-type="float" office:value="781659.63692749">
            <text:p>781659.64</text:p>
          </table:table-cell>
          <table:table-cell table:formula="oooc:=[.W49]/[.K52]" office:value-type="float" office:value="0.0010234633620646">
            <text:p>0</text:p>
          </table:table-cell>
          <table:table-cell table:formula="oooc:=([.D52]/[.C52])/([.P52]/[.O52])" office:value-type="float" office:value="0.923531662948443">
            <text:p>0.92</text:p>
          </table:table-cell>
          <table:table-cell/>
          <table:table-cell table:formula="oooc:=[.G52]^[$globals.$C$17]*[$globals.$C$23]/[.P52]*[.I52]*[.U52]" office:value-type="float" office:value="1250655419.08398">
            <text:p>1250655419.08</text:p>
          </table:table-cell>
          <table:table-cell table:formula="oooc:=[.Q52]/[.F52]" office:value-type="float" office:value="10.4169967166389">
            <text:p>10.42</text:p>
          </table:table-cell>
          <table:table-cell table:formula="oooc:=[.G52]/[.H52]" office:value-type="float" office:value="3333.43894932446">
            <text:p>3333.44</text:p>
          </table:table-cell>
          <table:table-cell table:formula="oooc:=MAX(10^(FLOOR(LOG([.O52];10);1)-1);5)" office:value-type="float" office:value="100000000">
            <text:p>100000000</text:p>
          </table:table-cell>
          <table:table-cell table:formula="oooc:=10^(FLOOR(LOG([.P52];10);1)-1)" office:value-type="float" office:value="1">
            <text:p>1</text:p>
          </table:table-cell>
          <table:table-cell/>
          <table:table-cell table:formula="oooc:=[.U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3]-[.R53]/2);[.R53])" office:value-type="float" office:value="3100000000">
            <text:p>3,100,000,000</text:p>
          </table:table-cell>
          <table:table-cell table:formula="oooc:=CEILING(([.P53]-[.S53]/2);[.S53])" office:value-type="float" office:value="17">
            <text:p>17</text:p>
          </table:table-cell>
          <table:table-cell/>
          <table:table-cell table:formula="oooc:=[.F52]" office:value-type="float" office:value="320">
            <text:p>320</text:p>
          </table:table-cell>
          <table:table-cell table:formula="oooc:=[.G52]*[$globals.$C$28]" office:value-type="float" office:value="3268.34948662317">
            <text:p>3268.35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49]/[.F53]/[.U49]*[.O53]" office:value-type="float" office:value="1939074.27159763">
            <text:p>1939074.27</text:p>
          </table:table-cell>
          <table:table-cell table:formula="oooc:=[.W49]/[.K53]" office:value-type="float" office:value="0.000412568003050687">
            <text:p>0</text:p>
          </table:table-cell>
          <table:table-cell table:formula="oooc:=([.D53]/[.C53])/([.P53]/[.O53])" office:value-type="float" office:value="0.999480656031244">
            <text:p>1</text:p>
          </table:table-cell>
          <table:table-cell/>
          <table:table-cell table:formula="oooc:=[.G53]^[$globals.$C$17]*[$globals.$C$23]/[.P53]*[.I53]*[.U53]" office:value-type="float" office:value="3102518834.55621">
            <text:p>3102518834.56</text:p>
          </table:table-cell>
          <table:table-cell table:formula="oooc:=[.Q53]/[.F53]" office:value-type="float" office:value="17.0226535761623">
            <text:p>17.02</text:p>
          </table:table-cell>
          <table:table-cell table:formula="oooc:=[.G53]/[.H53]" office:value-type="float" office:value="5447.24914437195">
            <text:p>5447.25</text:p>
          </table:table-cell>
          <table:table-cell table:formula="oooc:=MAX(10^(FLOOR(LOG([.O53];10);1)-1);5)" office:value-type="float" office:value="100000000">
            <text:p>100000000</text:p>
          </table:table-cell>
          <table:table-cell table:formula="oooc:=10^(FLOOR(LOG([.P53];10);1)-1)" office:value-type="float" office:value="1">
            <text:p>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4]-[.R54]/2);[.R54])" office:value-type="float" office:value="7700000000">
            <text:p>7,700,000,000</text:p>
          </table:table-cell>
          <table:table-cell table:formula="oooc:=CEILING(([.P54]-[.S54]/2);[.S54])" office:value-type="float" office:value="28">
            <text:p>28</text:p>
          </table:table-cell>
          <table:table-cell/>
          <table:table-cell table:formula="oooc:=[.F53]" office:value-type="float" office:value="320">
            <text:p>320</text:p>
          </table:table-cell>
          <table:table-cell table:formula="oooc:=[.G53]*[$globals.$C$28]" office:value-type="float" office:value="5340.88495849746">
            <text:p>5340.88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49]/[.F54]/[.U49]*[.O54]" office:value-type="float" office:value="4810289.3550338">
            <text:p>4810289.36</text:p>
          </table:table-cell>
          <table:table-cell table:formula="oooc:=[.W49]/[.K54]" office:value-type="float" office:value="0.000166310161604484">
            <text:p>0</text:p>
          </table:table-cell>
          <table:table-cell table:formula="oooc:=([.D54]/[.C54])/([.P54]/[.O54])" office:value-type="float" office:value="1.00611238593627">
            <text:p>1.01</text:p>
          </table:table-cell>
          <table:table-cell/>
          <table:table-cell table:formula="oooc:=[.G54]^[$globals.$C$17]*[$globals.$C$23]/[.P54]*[.I54]*[.U54]" office:value-type="float" office:value="7696462968.05407">
            <text:p>7696462968.05</text:p>
          </table:table-cell>
          <table:table-cell table:formula="oooc:=[.Q54]/[.F54]" office:value-type="float" office:value="27.8171091588409">
            <text:p>27.82</text:p>
          </table:table-cell>
          <table:table-cell table:formula="oooc:=[.G54]/[.H54]" office:value-type="float" office:value="8901.47493082909">
            <text:p>8901.47</text:p>
          </table:table-cell>
          <table:table-cell table:formula="oooc:=MAX(10^(FLOOR(LOG([.O54];10);1)-1);5)" office:value-type="float" office:value="100000000">
            <text:p>1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5]-[.R55]/2);[.R55])" office:value-type="float" office:value="19000000000">
            <text:p>19,000,000,000</text:p>
          </table:table-cell>
          <table:table-cell table:formula="oooc:=CEILING(([.P55]-[.S55]/2);[.S55])" office:value-type="float" office:value="45">
            <text:p>45</text:p>
          </table:table-cell>
          <table:table-cell/>
          <table:table-cell table:formula="oooc:=[.F54]" office:value-type="float" office:value="320">
            <text:p>320</text:p>
          </table:table-cell>
          <table:table-cell table:formula="oooc:=[.G54]*[$globals.$C$28]" office:value-type="float" office:value="8727.66277188313">
            <text:p>8727.66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49]/[.F55]/[.U49]*[.O55]" office:value-type="float" office:value="11932953.7904121">
            <text:p>11932953.79</text:p>
          </table:table-cell>
          <table:table-cell table:formula="oooc:=[.W49]/[.K55]" office:value-type="float" office:value="0.0000670412384101234">
            <text:p>0</text:p>
          </table:table-cell>
          <table:table-cell table:formula="oooc:=([.D55]/[.C55])/([.P55]/[.O55])" office:value-type="float" office:value="0.994787056369125">
            <text:p>0.99</text:p>
          </table:table-cell>
          <table:table-cell/>
          <table:table-cell table:formula="oooc:=[.G55]^[$globals.$C$17]*[$globals.$C$23]/[.P55]*[.I55]*[.U55]" office:value-type="float" office:value="19092726064.6593">
            <text:p>19092726064.66</text:p>
          </table:table-cell>
          <table:table-cell table:formula="oooc:=[.Q55]/[.F55]" office:value-type="float" office:value="45.4565769368913">
            <text:p>45.46</text:p>
          </table:table-cell>
          <table:table-cell table:formula="oooc:=[.G55]/[.H55]" office:value-type="float" office:value="14546.1046198052">
            <text:p>14546.1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9]-[.R59]/2);[.R59])" office:value-type="float" office:value="6900000000">
            <text:p>6,900,000,000</text:p>
          </table:table-cell>
          <table:table-cell table:formula="oooc:=CEILING(([.P59]-[.S59]/2);[.S59])" office:value-type="float" office:value="2">
            <text:p>2</text:p>
          </table:table-cell>
          <table:table-cell/>
          <table:table-cell table:formula="oooc:=[.Q59]/[.P59]" office:value-type="float" office:value="2913.91651789351">
            <text:p>2913.92</text:p>
          </table:table-cell>
          <table:table-cell table:formula="oooc:=[$globals.$C$13] ^ [.$G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I58]" office:value-type="float" office:value="4">
            <text:p>4</text:p>
          </table:table-cell>
          <table:table-cell/>
          <table:table-cell table:formula="oooc:=[.V58]/[.F59]/[.U58]*[.O59]" office:value-type="float" office:value="1891374.5553468">
            <text:p>1891374.56</text:p>
          </table:table-cell>
          <table:table-cell table:formula="oooc:=[.W58]/[.K59]" office:value-type="float" office:value="0.000422972804481508">
            <text:p>0</text:p>
          </table:table-cell>
          <table:table-cell table:formula="oooc:=([.D59]/[.C59])/([.P59]/[.O59])" office:value-type="float" office:value="0.998425282309517">
            <text:p>1</text:p>
          </table:table-cell>
          <table:table-cell/>
          <table:table-cell table:formula="oooc:=[.G59]^[$globals.$C$17]*[$globals.$C$23]/[.P59]*[.I59]*[.U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G59]/[.H59]" office:value-type="float" office:value="5827.83303578703">
            <text:p>5827.83</text:p>
          </table:table-cell>
          <table:table-cell table:formula="oooc:=MAX(10^(FLOOR(LOG([.O59];10);1)-1);5)" office:value-type="float" office:value="100000000">
            <text:p>100000000</text:p>
          </table:table-cell>
          <table:table-cell table:formula="oooc:=10^(FLOOR(LOG([.P59];10);1)-1)" office:value-type="float" office:value="0.1">
            <text:p>0.1</text:p>
          </table:table-cell>
          <table:table-cell/>
          <table:table-cell table:formula="oooc:=[.U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0]-[.R60]/2);[.R60])" office:value-type="float" office:value="22000000000">
            <text:p>22,000,000,000</text:p>
          </table:table-cell>
          <table:table-cell table:formula="oooc:=CEILING(([.P60]-[.S60]/2);[.S60])" office:value-type="float" office:value="2.5">
            <text:p>2.5</text:p>
          </table:table-cell>
          <table:table-cell/>
          <table:table-cell table:formula="oooc:=[.Q60]/[.P60]" office:value-type="float" office:value="4040.22852479861">
            <text:p>4040.23</text:p>
          </table:table-cell>
          <table:table-cell table:formula="oooc:=[.G59]*[$globals.$C$28]" office:value-type="float" office:value="3333.18853295886">
            <text:p>3333.19</text:p>
          </table:table-cell>
          <table:table-cell table:formula="oooc:=[.H59]-0.02" office:value-type="float" office:value="0.33">
            <text:p>0.33</text:p>
          </table:table-cell>
          <table:table-cell table:formula="oooc:=[.I59]" office:value-type="float" office:value="4">
            <text:p>4</text:p>
          </table:table-cell>
          <table:table-cell/>
          <table:table-cell table:formula="oooc:=[.V58]/[.F60]/[.U58]*[.O60]" office:value-type="float" office:value="4423847.98570513">
            <text:p>4423847.99</text:p>
          </table:table-cell>
          <table:table-cell table:formula="oooc:=[.W58]/[.K60]" office:value-type="float" office:value="0.000180838040227661">
            <text:p>0</text:p>
          </table:table-cell>
          <table:table-cell table:formula="oooc:=([.D60]/[.C60])/([.P60]/[.O60])" office:value-type="float" office:value="1.01553163756925">
            <text:p>1.02</text:p>
          </table:table-cell>
          <table:table-cell/>
          <table:table-cell table:formula="oooc:=[.G60]^[$globals.$C$17]*[$globals.$C$23]/[.P60]*[.I60]*[.U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G60]/[.H60]" office:value-type="float" office:value="10100.5713119965">
            <text:p>10100.57</text:p>
          </table:table-cell>
          <table:table-cell table:formula="oooc:=MAX(10^(FLOOR(LOG([.O60];10);1)-1);5)" office:value-type="float" office:value="1000000000">
            <text:p>1000000000</text:p>
          </table:table-cell>
          <table:table-cell table:formula="oooc:=10^(FLOOR(LOG([.P60];10);1)-1)" office:value-type="float" office:value="0.1">
            <text:p>0.1</text:p>
          </table:table-cell>
          <table:table-cell/>
          <table:table-cell table:formula="oooc:=[.U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61]-[.R61]/2);[.R61])" office:value-type="float" office:value="75000000000">
            <text:p>75,000,000,000</text:p>
          </table:table-cell>
          <table:table-cell table:formula="oooc:=CEILING(([.P61]-[.S61]/2);[.S61])" office:value-type="float" office:value="3">
            <text:p>3</text:p>
          </table:table-cell>
          <table:table-cell/>
          <table:table-cell table:formula="oooc:=[.Q61]/[.P61]" office:value-type="float" office:value="5856.8171325137">
            <text:p>5856.82</text:p>
          </table:table-cell>
          <table:table-cell table:formula="oooc:=[.G60]*[$globals.$C$28]" office:value-type="float" office:value="5446.83993323774">
            <text:p>5446.84</text:p>
          </table:table-cell>
          <table:table-cell table:formula="oooc:=[.H60]-0.02" office:value-type="float" office:value="0.31">
            <text:p>0.31</text:p>
          </table:table-cell>
          <table:table-cell table:formula="oooc:=[.I60]" office:value-type="float" office:value="4">
            <text:p>4</text:p>
          </table:table-cell>
          <table:table-cell/>
          <table:table-cell table:formula="oooc:=[.V58]/[.F61]/[.U58]*[.O61]" office:value-type="float" office:value="10309193.8619068">
            <text:p>10309193.86</text:p>
          </table:table-cell>
          <table:table-cell table:formula="oooc:=[.W58]/[.K61]" office:value-type="float" office:value="0.0000776006359678672">
            <text:p>0</text:p>
          </table:table-cell>
          <table:table-cell table:formula="oooc:=([.D61]/[.C61])/([.P61]/[.O61])" office:value-type="float" office:value="1.00631772054701">
            <text:p>1.01</text:p>
          </table:table-cell>
          <table:table-cell/>
          <table:table-cell table:formula="oooc:=[.G61]^[$globals.$C$17]*[$globals.$C$23]/[.P61]*[.I61]*[.U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G61]/[.H61]" office:value-type="float" office:value="17570.4513975411">
            <text:p>17570.45</text:p>
          </table:table-cell>
          <table:table-cell table:formula="oooc:=MAX(10^(FLOOR(LOG([.O61];10);1)-1);5)" office:value-type="float" office:value="1000000000">
            <text:p>1000000000</text:p>
          </table:table-cell>
          <table:table-cell table:formula="oooc:=10^(FLOOR(LOG([.P61];10);1)-1)" office:value-type="float" office:value="0.1">
            <text:p>0.1</text:p>
          </table:table-cell>
          <table:table-cell/>
          <table:table-cell table:formula="oooc:=[.U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62]-[.R62]/2);[.R62])" office:value-type="float" office:value="290000000000">
            <text:p>290,000,000,000</text:p>
          </table:table-cell>
          <table:table-cell table:formula="oooc:=CEILING(([.P62]-[.S62]/2);[.S62])" office:value-type="float" office:value="3.2">
            <text:p>3.2</text:p>
          </table:table-cell>
          <table:table-cell/>
          <table:table-cell table:formula="oooc:=[.Q62]/[.P62]" office:value-type="float" office:value="9591.38602318594">
            <text:p>9591.39</text:p>
          </table:table-cell>
          <table:table-cell table:formula="oooc:=[.G61]*[$globals.$C$28]" office:value-type="float" office:value="8900.80622951655">
            <text:p>8900.81</text:p>
          </table:table-cell>
          <table:table-cell table:formula="oooc:=[.H61]-0.02" office:value-type="float" office:value="0.29">
            <text:p>0.29</text:p>
          </table:table-cell>
          <table:table-cell table:formula="oooc:=[.I61]" office:value-type="float" office:value="4">
            <text:p>4</text:p>
          </table:table-cell>
          <table:table-cell/>
          <table:table-cell table:formula="oooc:=[.V58]/[.F62]/[.U58]*[.O62]" office:value-type="float" office:value="23924218.930702">
            <text:p>23924218.93</text:p>
          </table:table-cell>
          <table:table-cell table:formula="oooc:=[.W58]/[.K62]" office:value-type="float" office:value="0.0000334389182074136">
            <text:p>0</text:p>
          </table:table-cell>
          <table:table-cell table:formula="oooc:=([.D62]/[.C62])/([.P62]/[.O62])" office:value-type="float" office:value="0.989079392532653">
            <text:p>0.99</text:p>
          </table:table-cell>
          <table:table-cell/>
          <table:table-cell table:formula="oooc:=[.G62]^[$globals.$C$17]*[$globals.$C$23]/[.P62]*[.I62]*[.U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G62]/[.H62]" office:value-type="float" office:value="30692.435274195">
            <text:p>30692.44</text:p>
          </table:table-cell>
          <table:table-cell table:formula="oooc:=MAX(10^(FLOOR(LOG([.O62];10);1)-1);5)" office:value-type="float" office:value="10000000000">
            <text:p>10000000000</text:p>
          </table:table-cell>
          <table:table-cell table:formula="oooc:=10^(FLOOR(LOG([.P62];10);1)-1)" office:value-type="float" office:value="0.1">
            <text:p>0.1</text:p>
          </table:table-cell>
          <table:table-cell/>
          <table:table-cell table:formula="oooc:=[.U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63]-[.R63]/2);[.R63])" office:value-type="float" office:value="1100000000000">
            <text:p>1,100,000,000,000</text:p>
          </table:table-cell>
          <table:table-cell table:formula="oooc:=CEILING(([.P63]-[.S63]/2);[.S63])" office:value-type="float" office:value="3.4">
            <text:p>3.4</text:p>
          </table:table-cell>
          <table:table-cell/>
          <table:table-cell table:formula="oooc:=[.Q63]/[.P63]" office:value-type="float" office:value="15844.239520297">
            <text:p>15844.24</text:p>
          </table:table-cell>
          <table:table-cell table:formula="oooc:=[.G62]*[$globals.$C$28]" office:value-type="float" office:value="14545.0118796327">
            <text:p>14545.01</text:p>
          </table:table-cell>
          <table:table-cell table:formula="oooc:=[.H62]-0.02" office:value-type="float" office:value="0.27">
            <text:p>0.27</text:p>
          </table:table-cell>
          <table:table-cell table:formula="oooc:=[.I62]" office:value-type="float" office:value="4">
            <text:p>4</text:p>
          </table:table-cell>
          <table:table-cell/>
          <table:table-cell table:formula="oooc:=[.V58]/[.F63]/[.U58]*[.O63]" office:value-type="float" office:value="55256107.9782134">
            <text:p>55256107.98</text:p>
          </table:table-cell>
          <table:table-cell table:formula="oooc:=[.W58]/[.K63]" office:value-type="float" office:value="0.0000144780374382399">
            <text:p>0</text:p>
          </table:table-cell>
          <table:table-cell table:formula="oooc:=([.D63]/[.C63])/([.P63]/[.O63])" office:value-type="float" office:value="0.994876147461602">
            <text:p>0.99</text:p>
          </table:table-cell>
          <table:table-cell/>
          <table:table-cell table:formula="oooc:=[.G63]^[$globals.$C$17]*[$globals.$C$23]/[.P63]*[.I63]*[.U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G63]/[.H63]" office:value-type="float" office:value="53870.4143690099">
            <text:p>53870.41</text:p>
          </table:table-cell>
          <table:table-cell table:formula="oooc:=MAX(10^(FLOOR(LOG([.O63];10);1)-1);5)" office:value-type="float" office:value="100000000000">
            <text:p>100000000000</text:p>
          </table:table-cell>
          <table:table-cell table:formula="oooc:=10^(FLOOR(LOG([.P63];10);1)-1)" office:value-type="float" office:value="0.1">
            <text:p>0.1</text:p>
          </table:table-cell>
          <table:table-cell/>
          <table:table-cell table:formula="oooc:=[.U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64]-[.R64]/2);[.R64])" office:value-type="float" office:value="4200000000000">
            <text:p>4,200,000,000,000</text:p>
          </table:table-cell>
          <table:table-cell table:formula="oooc:=CEILING(([.P64]-[.S64]/2);[.S64])" office:value-type="float" office:value="3.6">
            <text:p>3.6</text:p>
          </table:table-cell>
          <table:table-cell/>
          <table:table-cell table:formula="oooc:=[.Q64]/[.P64]" office:value-type="float" office:value="26409.2643998793">
            <text:p>26409.26</text:p>
          </table:table-cell>
          <table:table-cell table:formula="oooc:=[.G63]*[$globals.$C$28]" office:value-type="float" office:value="23768.3379598914">
            <text:p>23768.34</text:p>
          </table:table-cell>
          <table:table-cell table:formula="oooc:=[.H63]-0.02" office:value-type="float" office:value="0.25">
            <text:p>0.25</text:p>
          </table:table-cell>
          <table:table-cell table:formula="oooc:=[.I63]" office:value-type="float" office:value="4">
            <text:p>4</text:p>
          </table:table-cell>
          <table:table-cell/>
          <table:table-cell table:formula="oooc:=[.V58]/[.F64]/[.U58]*[.O64]" office:value-type="float" office:value="126920944.003787">
            <text:p>126920944</text:p>
          </table:table-cell>
          <table:table-cell table:formula="oooc:=[.W58]/[.K64]" office:value-type="float" office:value="0.00000630313622609148">
            <text:p>0</text:p>
          </table:table-cell>
          <table:table-cell table:formula="oooc:=([.D64]/[.C64])/([.P64]/[.O64])" office:value-type="float" office:value="0.997585942880445">
            <text:p>1</text:p>
          </table:table-cell>
          <table:table-cell/>
          <table:table-cell table:formula="oooc:=[.G64]^[$globals.$C$17]*[$globals.$C$23]/[.P64]*[.I64]*[.U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G64]/[.H64]" office:value-type="float" office:value="95073.3518395655">
            <text:p>95073.35</text:p>
          </table:table-cell>
          <table:table-cell table:formula="oooc:=MAX(10^(FLOOR(LOG([.O64];10);1)-1);5)" office:value-type="float" office:value="100000000000">
            <text:p>100000000000</text:p>
          </table:table-cell>
          <table:table-cell table:formula="oooc:=10^(FLOOR(LOG([.P64];10);1)-1)" office:value-type="float" office:value="0.1">
            <text:p>0.1</text:p>
          </table:table-cell>
          <table:table-cell/>
          <table:table-cell table:formula="oooc:=[.U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20">
            <text:p>220</text:p>
          </table:table-cell>
          <table:table-cell table:formula="oooc:=CEILING(([.P5]-[.S5]/2);[.S5])" office:value-type="float" office:value="2.2">
            <text:p>2.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">
            <text:p>0.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1.0125">
            <text:p>1.01</text:p>
          </table:table-cell>
          <table:table-cell/>
          <table:table-cell table:formula="oooc:=[.G5]^[$globals.$C$17]*[$globals.$C$23]/[.P5]*[.I5]*[.U5]" office:value-type="float" office:value="225">
            <text:p>225</text:p>
          </table:table-cell>
          <table:table-cell table:formula="oooc:=[.Q5]/[.F5]" office:value-type="float" office:value="2.22222222222222">
            <text:p>2.22</text:p>
          </table:table-cell>
          <table:table-cell table:formula="oooc:=[.G5]/[.H5]" office:value-type="float" office:value="10">
            <text:p>10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60">
            <text:p>560</text:p>
          </table:table-cell>
          <table:table-cell table:formula="oooc:=CEILING(([.P6]-[.S6]/2);[.S6])" office:value-type="float" office:value="3.6">
            <text:p>3.6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8]" office:value-type="float" office:value="8.17061483228284">
            <text:p>8.17</text:p>
          </table:table-cell>
          <table:table-cell table:formula="oooc:=[.H5]" office:value-type="float" office:value="0.5">
            <text:p>0.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99.2285736651135">
            <text:p>99.23</text:p>
          </table:table-cell>
          <table:table-cell table:formula="oooc:=[.W4]/[.K6]" office:value-type="float" office:value="8.06219388681248">
            <text:p>8.06</text:p>
          </table:table-cell>
          <table:table-cell table:formula="oooc:=([.D6]/[.C6])/([.P6]/[.O6])" office:value-type="float" office:value="0.98810143344272">
            <text:p>0.99</text:p>
          </table:table-cell>
          <table:table-cell/>
          <table:table-cell table:formula="oooc:=[.G6]^[$globals.$C$17]*[$globals.$C$23]/[.P6]*[.I6]*[.U6]" office:value-type="float" office:value="558.160726866263">
            <text:p>558.16</text:p>
          </table:table-cell>
          <table:table-cell table:formula="oooc:=[.Q6]/[.F6]" office:value-type="float" office:value="3.63138436990348">
            <text:p>3.63</text:p>
          </table:table-cell>
          <table:table-cell table:formula="oooc:=[.G6]/[.H6]" office:value-type="float" office:value="16.3412296645657">
            <text:p>16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400">
            <text:p>1,400</text:p>
          </table:table-cell>
          <table:table-cell table:formula="oooc:=CEILING(([.P7]-[.S7]/2);[.S7])" office:value-type="float" office:value="5.9">
            <text:p>5.9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8]" office:value-type="float" office:value="13.3517893475041">
            <text:p>13.35</text:p>
          </table:table-cell>
          <table:table-cell table:formula="oooc:=[.H6]" office:value-type="float" office:value="0.5">
            <text:p>0.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246.157745790321">
            <text:p>246.16</text:p>
          </table:table-cell>
          <table:table-cell table:formula="oooc:=[.W4]/[.K7]" office:value-type="float" office:value="3.24994851342783">
            <text:p>3.25</text:p>
          </table:table-cell>
          <table:table-cell table:formula="oooc:=([.D7]/[.C7])/([.P7]/[.O7])" office:value-type="float" office:value="0.983338527333403">
            <text:p>0.98</text:p>
          </table:table-cell>
          <table:table-cell/>
          <table:table-cell table:formula="oooc:=[.G7]^[$globals.$C$17]*[$globals.$C$23]/[.P7]*[.I7]*[.U7]" office:value-type="float" office:value="1384.63732007056">
            <text:p>1384.64</text:p>
          </table:table-cell>
          <table:table-cell table:formula="oooc:=[.Q7]/[.F7]" office:value-type="float" office:value="5.93412859889069">
            <text:p>5.93</text:p>
          </table:table-cell>
          <table:table-cell table:formula="oooc:=[.G7]/[.H7]" office:value-type="float" office:value="26.7035786950081">
            <text:p>26.7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400">
            <text:p>3,400</text:p>
          </table:table-cell>
          <table:table-cell table:formula="oooc:=CEILING(([.P8]-[.S8]/2);[.S8])" office:value-type="float" office:value="9.7">
            <text:p>9.7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8]" office:value-type="float" office:value="21.8184656160465">
            <text:p>21.82</text:p>
          </table:table-cell>
          <table:table-cell table:formula="oooc:=[.H7]" office:value-type="float" office:value="0.5">
            <text:p>0.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610.647050284829">
            <text:p>610.65</text:p>
          </table:table-cell>
          <table:table-cell table:formula="oooc:=[.W4]/[.K8]" office:value-type="float" office:value="1.31008575187066">
            <text:p>1.31</text:p>
          </table:table-cell>
          <table:table-cell table:formula="oooc:=([.D8]/[.C8])/([.P8]/[.O8])" office:value-type="float" office:value="1.01056422602892">
            <text:p>1.01</text:p>
          </table:table-cell>
          <table:table-cell/>
          <table:table-cell table:formula="oooc:=[.G8]^[$globals.$C$17]*[$globals.$C$23]/[.P8]*[.I8]*[.U8]" office:value-type="float" office:value="3434.88965785217">
            <text:p>3434.89</text:p>
          </table:table-cell>
          <table:table-cell table:formula="oooc:=[.Q8]/[.F8]" office:value-type="float" office:value="9.69709582935401">
            <text:p>9.7</text:p>
          </table:table-cell>
          <table:table-cell table:formula="oooc:=[.G8]/[.H8]" office:value-type="float" office:value="43.6369312320931">
            <text:p>43.6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500">
            <text:p>8,50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8]" office:value-type="float" office:value="35.6540557560246">
            <text:p>35.65</text:p>
          </table:table-cell>
          <table:table-cell table:formula="oooc:=[.H8]" office:value-type="float" office:value="0.5">
            <text:p>0.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514.84089531431">
            <text:p>1514.84</text:p>
          </table:table-cell>
          <table:table-cell table:formula="oooc:=[.W4]/[.K9]" office:value-type="float" office:value="0.528108266996588">
            <text:p>0.53</text:p>
          </table:table-cell>
          <table:table-cell table:formula="oooc:=([.D9]/[.C9])/([.P9]/[.O9])" office:value-type="float" office:value="1.01219499039927">
            <text:p>1.01</text:p>
          </table:table-cell>
          <table:table-cell/>
          <table:table-cell table:formula="oooc:=[.G9]^[$globals.$C$17]*[$globals.$C$23]/[.P9]*[.I9]*[.U9]" office:value-type="float" office:value="8520.980036143">
            <text:p>8520.98</text:p>
          </table:table-cell>
          <table:table-cell table:formula="oooc:=[.Q9]/[.F9]" office:value-type="float" office:value="15.8462470026776">
            <text:p>15.85</text:p>
          </table:table-cell>
          <table:table-cell table:formula="oooc:=[.G9]/[.H9]" office:value-type="float" office:value="71.3081115120492">
            <text:p>71.31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1000">
            <text:p>21,000</text:p>
          </table:table-cell>
          <table:table-cell table:formula="oooc:=CEILING(([.P10]-[.S10]/2);[.S10])" office:value-type="float" office:value="26">
            <text:p>26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8]" office:value-type="float" office:value="58.2631113582427">
            <text:p>58.26</text:p>
          </table:table-cell>
          <table:table-cell table:formula="oooc:=[.H9]" office:value-type="float" office:value="0.5">
            <text:p>0.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3757.88753429057">
            <text:p>3757.89</text:p>
          </table:table-cell>
          <table:table-cell table:formula="oooc:=[.W4]/[.K10]" office:value-type="float" office:value="0.212885562087751">
            <text:p>0.21</text:p>
          </table:table-cell>
          <table:table-cell table:formula="oooc:=([.D10]/[.C10])/([.P10]/[.O10])" office:value-type="float" office:value="1.01066960186141">
            <text:p>1.01</text:p>
          </table:table-cell>
          <table:table-cell/>
          <table:table-cell table:formula="oooc:=[.G10]^[$globals.$C$17]*[$globals.$C$23]/[.P10]*[.I10]*[.U10]" office:value-type="float" office:value="21138.1173803844">
            <text:p>21138.12</text:p>
          </table:table-cell>
          <table:table-cell table:formula="oooc:=[.Q10]/[.F10]" office:value-type="float" office:value="25.894716159219">
            <text:p>25.89</text:p>
          </table:table-cell>
          <table:table-cell table:formula="oooc:=[.G10]/[.H10]" office:value-type="float" office:value="116.526222716485">
            <text:p>116.5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4">05/14/2007</text:date>, <text:time>16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14T16:25:02</dc:date>
    <dc:language>en-US</dc:language>
    <meta:editing-cycles>80</meta:editing-cycles>
    <meta:editing-duration>P1DT9H11M48S</meta:editing-duration>
    <meta:user-defined meta:name="Info 1"/>
    <meta:user-defined meta:name="Info 2"/>
    <meta:user-defined meta:name="Info 3"/>
    <meta:user-defined meta:name="Info 4"/>
    <meta:document-statistic meta:table-count="9" meta:cell-count="411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